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1" style:family="table">
      <style:table-properties style:width="6.6931in" table:align="margins" style:may-break-between-rows="false"/>
    </style:style>
    <style:style style:name="tf1.A" style:family="table-column">
      <style:table-column-properties style:column-width="2.2313in" style:rel-column-width="21845*"/>
    </style:style>
    <style:style style:name="tf1.A1" style:family="table-cell">
      <style:table-cell-properties fo:padding="0.0382in" fo:border="none"/>
    </style:style>
    <style:style style:name="tf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1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1.A3" style:family="table-cell">
      <style:table-cell-properties fo:padding="0.0201in" fo:border-left="0.0347in solid #000000" fo:border-right="none" fo:border-top="none" fo:border-bottom="0.0007in solid #000000"/>
    </style:style>
    <style:style style:name="tf1.B3" style:family="table-cell">
      <style:table-cell-properties fo:padding="0.0201in" fo:border-left="0.0007in solid #000000" fo:border-right="none" fo:border-top="none" fo:border-bottom="0.0007in solid #000000"/>
    </style:style>
    <style:style style:name="tf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1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1.A6" style:family="table-cell">
      <style:table-cell-properties fo:padding="0.0201in" fo:border-left="0.0347in solid #000000" fo:border-right="none" fo:border-top="none" fo:border-bottom="0.0347in solid #000000"/>
    </style:style>
    <style:style style:name="tf2" style:family="table">
      <style:table-properties style:width="6.6931in" table:align="margins" style:may-break-between-rows="false"/>
    </style:style>
    <style:style style:name="tf2.A" style:family="table-column">
      <style:table-column-properties style:column-width="2.2313in" style:rel-column-width="21845*"/>
    </style:style>
    <style:style style:name="tf2.A1" style:family="table-cell">
      <style:table-cell-properties fo:padding="0.0382in" fo:border="none"/>
    </style:style>
    <style:style style:name="tf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2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2.A3" style:family="table-cell">
      <style:table-cell-properties fo:padding="0.0201in" fo:border-left="0.0347in solid #000000" fo:border-right="none" fo:border-top="none" fo:border-bottom="0.0007in solid #000000"/>
    </style:style>
    <style:style style:name="tf2.B3" style:family="table-cell">
      <style:table-cell-properties fo:padding="0.0201in" fo:border-left="0.0007in solid #000000" fo:border-right="none" fo:border-top="none" fo:border-bottom="0.0007in solid #000000"/>
    </style:style>
    <style:style style:name="tf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2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2.A6" style:family="table-cell">
      <style:table-cell-properties fo:padding="0.0201in" fo:border-left="0.0347in solid #000000" fo:border-right="none" fo:border-top="none" fo:border-bottom="0.0347in solid #000000"/>
    </style:style>
    <style:style style:name="tf3" style:family="table">
      <style:table-properties style:width="6.6931in" table:align="margins" style:may-break-between-rows="false"/>
    </style:style>
    <style:style style:name="tf3.A" style:family="table-column">
      <style:table-column-properties style:column-width="2.2313in" style:rel-column-width="21845*"/>
    </style:style>
    <style:style style:name="tf3.A1" style:family="table-cell">
      <style:table-cell-properties fo:padding="0.0382in" fo:border="none"/>
    </style:style>
    <style:style style:name="tf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3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3.A3" style:family="table-cell">
      <style:table-cell-properties fo:padding="0.0201in" fo:border-left="0.0347in solid #000000" fo:border-right="none" fo:border-top="none" fo:border-bottom="0.0007in solid #000000"/>
    </style:style>
    <style:style style:name="tf3.B3" style:family="table-cell">
      <style:table-cell-properties fo:padding="0.0201in" fo:border-left="0.0007in solid #000000" fo:border-right="none" fo:border-top="none" fo:border-bottom="0.0007in solid #000000"/>
    </style:style>
    <style:style style:name="tf3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3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3.A6" style:family="table-cell">
      <style:table-cell-properties fo:padding="0.0201in" fo:border-left="0.0347in solid #000000" fo:border-right="none" fo:border-top="none" fo:border-bottom="0.0347in solid #000000"/>
    </style:style>
    <style:style style:name="tf4" style:family="table">
      <style:table-properties style:width="6.6931in" table:align="margins" style:may-break-between-rows="false"/>
    </style:style>
    <style:style style:name="tf4.A" style:family="table-column">
      <style:table-column-properties style:column-width="2.2313in" style:rel-column-width="21845*"/>
    </style:style>
    <style:style style:name="tf4.A1" style:family="table-cell">
      <style:table-cell-properties fo:padding="0.0382in" fo:border="none"/>
    </style:style>
    <style:style style:name="tf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4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4.A3" style:family="table-cell">
      <style:table-cell-properties fo:padding="0.0201in" fo:border-left="0.0347in solid #000000" fo:border-right="none" fo:border-top="none" fo:border-bottom="0.0007in solid #000000"/>
    </style:style>
    <style:style style:name="tf4.B3" style:family="table-cell">
      <style:table-cell-properties fo:padding="0.0201in" fo:border-left="0.0007in solid #000000" fo:border-right="none" fo:border-top="none" fo:border-bottom="0.0007in solid #000000"/>
    </style:style>
    <style:style style:name="tf4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4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4.A6" style:family="table-cell">
      <style:table-cell-properties fo:padding="0.0201in" fo:border-left="0.0347in solid #000000" fo:border-right="none" fo:border-top="none" fo:border-bottom="0.0347in solid #000000"/>
    </style:style>
    <style:style style:name="tf5" style:family="table">
      <style:table-properties style:width="6.6931in" table:align="margins" style:may-break-between-rows="false"/>
    </style:style>
    <style:style style:name="tf5.A" style:family="table-column">
      <style:table-column-properties style:column-width="2.2313in" style:rel-column-width="21845*"/>
    </style:style>
    <style:style style:name="tf5.A1" style:family="table-cell">
      <style:table-cell-properties fo:padding="0.0382in" fo:border="none"/>
    </style:style>
    <style:style style:name="tf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5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5.A3" style:family="table-cell">
      <style:table-cell-properties fo:padding="0.0201in" fo:border-left="0.0347in solid #000000" fo:border-right="none" fo:border-top="none" fo:border-bottom="0.0007in solid #000000"/>
    </style:style>
    <style:style style:name="tf5.B3" style:family="table-cell">
      <style:table-cell-properties fo:padding="0.0201in" fo:border-left="0.0007in solid #000000" fo:border-right="none" fo:border-top="none" fo:border-bottom="0.0007in solid #000000"/>
    </style:style>
    <style:style style:name="tf5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5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5.A6" style:family="table-cell">
      <style:table-cell-properties fo:padding="0.0201in" fo:border-left="0.0347in solid #000000" fo:border-right="none" fo:border-top="none" fo:border-bottom="0.0347in solid #000000"/>
    </style:style>
    <style:style style:name="tf6" style:family="table">
      <style:table-properties style:width="6.6931in" table:align="margins" style:may-break-between-rows="false"/>
    </style:style>
    <style:style style:name="tf6.A" style:family="table-column">
      <style:table-column-properties style:column-width="2.2313in" style:rel-column-width="21845*"/>
    </style:style>
    <style:style style:name="tf6.A1" style:family="table-cell">
      <style:table-cell-properties fo:padding="0.0382in" fo:border="none"/>
    </style:style>
    <style:style style:name="tf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6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6.A3" style:family="table-cell">
      <style:table-cell-properties fo:padding="0.0201in" fo:border-left="0.0347in solid #000000" fo:border-right="none" fo:border-top="none" fo:border-bottom="0.0007in solid #000000"/>
    </style:style>
    <style:style style:name="tf6.B3" style:family="table-cell">
      <style:table-cell-properties fo:padding="0.0201in" fo:border-left="0.0007in solid #000000" fo:border-right="none" fo:border-top="none" fo:border-bottom="0.0007in solid #000000"/>
    </style:style>
    <style:style style:name="tf6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6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6.A6" style:family="table-cell">
      <style:table-cell-properties fo:padding="0.0201in" fo:border-left="0.0347in solid #000000" fo:border-right="none" fo:border-top="none" fo:border-bottom="0.0347in solid #000000"/>
    </style:style>
    <style:style style:name="tf7" style:family="table">
      <style:table-properties style:width="6.6931in" table:align="margins" style:may-break-between-rows="false"/>
    </style:style>
    <style:style style:name="tf7.A" style:family="table-column">
      <style:table-column-properties style:column-width="2.2313in" style:rel-column-width="21845*"/>
    </style:style>
    <style:style style:name="tf7.A1" style:family="table-cell">
      <style:table-cell-properties fo:padding="0.0382in" fo:border="none"/>
    </style:style>
    <style:style style:name="tf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7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7.A3" style:family="table-cell">
      <style:table-cell-properties fo:padding="0.0201in" fo:border-left="0.0347in solid #000000" fo:border-right="none" fo:border-top="none" fo:border-bottom="0.0007in solid #000000"/>
    </style:style>
    <style:style style:name="tf7.B3" style:family="table-cell">
      <style:table-cell-properties fo:padding="0.0201in" fo:border-left="0.0007in solid #000000" fo:border-right="none" fo:border-top="none" fo:border-bottom="0.0007in solid #000000"/>
    </style:style>
    <style:style style:name="tf7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7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7.A6" style:family="table-cell">
      <style:table-cell-properties fo:padding="0.0201in" fo:border-left="0.0347in solid #000000" fo:border-right="none" fo:border-top="none" fo:border-bottom="0.0347in solid #000000"/>
    </style:style>
    <style:style style:name="tf8" style:family="table">
      <style:table-properties style:width="6.6931in" table:align="margins" style:may-break-between-rows="false"/>
    </style:style>
    <style:style style:name="tf8.A" style:family="table-column">
      <style:table-column-properties style:column-width="2.2313in" style:rel-column-width="21845*"/>
    </style:style>
    <style:style style:name="tf8.A1" style:family="table-cell">
      <style:table-cell-properties fo:padding="0.0382in" fo:border="none"/>
    </style:style>
    <style:style style:name="tf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8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8.A3" style:family="table-cell">
      <style:table-cell-properties fo:padding="0.0201in" fo:border-left="0.0347in solid #000000" fo:border-right="none" fo:border-top="none" fo:border-bottom="0.0007in solid #000000"/>
    </style:style>
    <style:style style:name="tf8.B3" style:family="table-cell">
      <style:table-cell-properties fo:padding="0.0201in" fo:border-left="0.0007in solid #000000" fo:border-right="none" fo:border-top="none" fo:border-bottom="0.0007in solid #000000"/>
    </style:style>
    <style:style style:name="tf8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8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8.A6" style:family="table-cell">
      <style:table-cell-properties fo:padding="0.0201in" fo:border-left="0.0347in solid #000000" fo:border-right="none" fo:border-top="none" fo:border-bottom="0.0347in solid #000000"/>
    </style:style>
    <style:style style:name="tf9" style:family="table">
      <style:table-properties style:width="6.6931in" table:align="margins" style:may-break-between-rows="false"/>
    </style:style>
    <style:style style:name="tf9.A" style:family="table-column">
      <style:table-column-properties style:column-width="2.2313in" style:rel-column-width="21845*"/>
    </style:style>
    <style:style style:name="tf9.A1" style:family="table-cell">
      <style:table-cell-properties fo:padding="0.0382in" fo:border="none"/>
    </style:style>
    <style:style style:name="tf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9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9.A3" style:family="table-cell">
      <style:table-cell-properties fo:padding="0.0201in" fo:border-left="0.0347in solid #000000" fo:border-right="none" fo:border-top="none" fo:border-bottom="0.0007in solid #000000"/>
    </style:style>
    <style:style style:name="tf9.B3" style:family="table-cell">
      <style:table-cell-properties fo:padding="0.0201in" fo:border-left="0.0007in solid #000000" fo:border-right="none" fo:border-top="none" fo:border-bottom="0.0007in solid #000000"/>
    </style:style>
    <style:style style:name="tf9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9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9.A6" style:family="table-cell">
      <style:table-cell-properties fo:padding="0.0201in" fo:border-left="0.0347in solid #000000" fo:border-right="none" fo:border-top="none" fo:border-bottom="0.0347in solid #000000"/>
    </style:style>
    <style:style style:name="tf10" style:family="table">
      <style:table-properties style:width="6.6931in" table:align="margins" style:may-break-between-rows="false"/>
    </style:style>
    <style:style style:name="tf10.A" style:family="table-column">
      <style:table-column-properties style:column-width="2.2313in" style:rel-column-width="21845*"/>
    </style:style>
    <style:style style:name="tf10.A1" style:family="table-cell">
      <style:table-cell-properties fo:padding="0.0382in" fo:border="none"/>
    </style:style>
    <style:style style:name="tf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10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10.A3" style:family="table-cell">
      <style:table-cell-properties fo:padding="0.0201in" fo:border-left="0.0347in solid #000000" fo:border-right="none" fo:border-top="none" fo:border-bottom="0.0007in solid #000000"/>
    </style:style>
    <style:style style:name="tf10.B3" style:family="table-cell">
      <style:table-cell-properties fo:padding="0.0201in" fo:border-left="0.0007in solid #000000" fo:border-right="none" fo:border-top="none" fo:border-bottom="0.0007in solid #000000"/>
    </style:style>
    <style:style style:name="tf10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10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f10.A6" style:family="table-cell">
      <style:table-cell-properties fo:padding="0.0201in" fo:border-left="0.0347in solid #000000" fo:border-right="none" fo:border-top="none" fo:border-bottom="0.0347in solid #000000"/>
    </style:style>
    <style:style style:name="t1" style:family="table">
      <style:table-properties style:width="6.6875in" table:align="center" style:may-break-between-rows="false" style:writing-mode="lr-tb"/>
    </style:style>
    <style:style style:name="t1.A" style:family="table-column">
      <style:table-column-properties style:column-width="0.7431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2549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875in" table:align="center" style:may-break-between-rows="false" style:writing-mode="lr-tb"/>
    </style:style>
    <style:style style:name="t2.A" style:family="table-column">
      <style:table-column-properties style:column-width="0.7431in"/>
    </style:style>
    <style:style style:name="t2.A1" style:family="table-cell">
      <style:table-cell-properties style:vertical-align="bottom" fo:padding="0in" fo:border-left="none" fo:border-right="none" fo:border-top="none" fo:border-bottom="0.0007in solid #000000"/>
    </style:style>
    <style:style style:name="t2.2" style:family="table-row">
      <style:table-row-properties style:min-row-height="0.2549in"/>
    </style:style>
    <style:style style:name="t2.A2" style:family="table-cell">
      <style:table-cell-properties fo:padding="0in" fo:border-left="0.0347in solid #000000" fo:border-right="none" fo:border-top="0.0347in solid #000000" fo:border-bottom="0.0069in solid #000000"/>
    </style:style>
    <style:style style:name="t2.B2" style:family="table-cell">
      <style:table-cell-properties fo:padding="0in" fo:border-left="0.0069in solid #000000" fo:border-right="none" fo:border-top="0.0347in solid #000000" fo:border-bottom="0.0069in solid #000000"/>
    </style:style>
    <style:style style:name="t2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2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2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2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2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2.F6" style:family="table-cell">
      <style:table-cell-properties style:vertical-align="middle" fo:padding="0in" fo:border="0.0007in solid #000000"/>
    </style:style>
    <style:style style:name="t2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2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3" style:family="table">
      <style:table-properties style:width="6.6875in" table:align="center" style:may-break-between-rows="false" style:writing-mode="lr-tb"/>
    </style:style>
    <style:style style:name="t3.A" style:family="table-column">
      <style:table-column-properties style:column-width="0.7431in"/>
    </style:style>
    <style:style style:name="t3.A1" style:family="table-cell">
      <style:table-cell-properties style:vertical-align="bottom" fo:padding="0in" fo:border-left="none" fo:border-right="none" fo:border-top="none" fo:border-bottom="0.0007in solid #000000"/>
    </style:style>
    <style:style style:name="t3.2" style:family="table-row">
      <style:table-row-properties style:min-row-height="0.2549in"/>
    </style:style>
    <style:style style:name="t3.A2" style:family="table-cell">
      <style:table-cell-properties fo:padding="0in" fo:border-left="0.0347in solid #000000" fo:border-right="none" fo:border-top="0.0347in solid #000000" fo:border-bottom="0.0069in solid #000000"/>
    </style:style>
    <style:style style:name="t3.B2" style:family="table-cell">
      <style:table-cell-properties fo:padding="0in" fo:border-left="0.0069in solid #000000" fo:border-right="none" fo:border-top="0.0347in solid #000000" fo:border-bottom="0.0069in solid #000000"/>
    </style:style>
    <style:style style:name="t3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3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3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3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3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3.F6" style:family="table-cell">
      <style:table-cell-properties style:vertical-align="middle" fo:padding="0in" fo:border="0.0007in solid #000000"/>
    </style:style>
    <style:style style:name="t3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3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4" style:family="table">
      <style:table-properties style:width="6.6875in" table:align="center" style:may-break-between-rows="false" style:writing-mode="lr-tb"/>
    </style:style>
    <style:style style:name="t4.A" style:family="table-column">
      <style:table-column-properties style:column-width="0.7431in"/>
    </style:style>
    <style:style style:name="t4.A1" style:family="table-cell">
      <style:table-cell-properties style:vertical-align="bottom" fo:padding="0in" fo:border-left="none" fo:border-right="none" fo:border-top="none" fo:border-bottom="0.0007in solid #000000"/>
    </style:style>
    <style:style style:name="t4.2" style:family="table-row">
      <style:table-row-properties style:min-row-height="0.2549in"/>
    </style:style>
    <style:style style:name="t4.A2" style:family="table-cell">
      <style:table-cell-properties fo:padding="0in" fo:border-left="0.0347in solid #000000" fo:border-right="none" fo:border-top="0.0347in solid #000000" fo:border-bottom="0.0069in solid #000000"/>
    </style:style>
    <style:style style:name="t4.B2" style:family="table-cell">
      <style:table-cell-properties fo:padding="0in" fo:border-left="0.0069in solid #000000" fo:border-right="none" fo:border-top="0.0347in solid #000000" fo:border-bottom="0.0069in solid #000000"/>
    </style:style>
    <style:style style:name="t4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4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4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4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4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4.F6" style:family="table-cell">
      <style:table-cell-properties style:vertical-align="middle" fo:padding="0in" fo:border="0.0007in solid #000000"/>
    </style:style>
    <style:style style:name="t4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4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5" style:family="table">
      <style:table-properties style:width="6.6875in" table:align="center" style:may-break-between-rows="false" style:writing-mode="lr-tb"/>
    </style:style>
    <style:style style:name="t5.A" style:family="table-column">
      <style:table-column-properties style:column-width="0.7431in"/>
    </style:style>
    <style:style style:name="t5.A1" style:family="table-cell">
      <style:table-cell-properties style:vertical-align="bottom" fo:padding="0in" fo:border-left="none" fo:border-right="none" fo:border-top="none" fo:border-bottom="0.0007in solid #000000"/>
    </style:style>
    <style:style style:name="t5.2" style:family="table-row">
      <style:table-row-properties style:min-row-height="0.2549in"/>
    </style:style>
    <style:style style:name="t5.A2" style:family="table-cell">
      <style:table-cell-properties fo:padding="0in" fo:border-left="0.0347in solid #000000" fo:border-right="none" fo:border-top="0.0347in solid #000000" fo:border-bottom="0.0069in solid #000000"/>
    </style:style>
    <style:style style:name="t5.B2" style:family="table-cell">
      <style:table-cell-properties fo:padding="0in" fo:border-left="0.0069in solid #000000" fo:border-right="none" fo:border-top="0.0347in solid #000000" fo:border-bottom="0.0069in solid #000000"/>
    </style:style>
    <style:style style:name="t5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5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5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5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5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5.F6" style:family="table-cell">
      <style:table-cell-properties style:vertical-align="middle" fo:padding="0in" fo:border="0.0007in solid #000000"/>
    </style:style>
    <style:style style:name="t5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5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6" style:family="table">
      <style:table-properties style:width="6.6875in" table:align="center" style:may-break-between-rows="false" style:writing-mode="lr-tb"/>
    </style:style>
    <style:style style:name="t6.A" style:family="table-column">
      <style:table-column-properties style:column-width="0.7431in"/>
    </style:style>
    <style:style style:name="t6.A1" style:family="table-cell">
      <style:table-cell-properties style:vertical-align="bottom" fo:padding="0in" fo:border-left="none" fo:border-right="none" fo:border-top="none" fo:border-bottom="0.0007in solid #000000"/>
    </style:style>
    <style:style style:name="t6.2" style:family="table-row">
      <style:table-row-properties style:min-row-height="0.2549in"/>
    </style:style>
    <style:style style:name="t6.A2" style:family="table-cell">
      <style:table-cell-properties fo:padding="0in" fo:border-left="0.0347in solid #000000" fo:border-right="none" fo:border-top="0.0347in solid #000000" fo:border-bottom="0.0069in solid #000000"/>
    </style:style>
    <style:style style:name="t6.B2" style:family="table-cell">
      <style:table-cell-properties fo:padding="0in" fo:border-left="0.0069in solid #000000" fo:border-right="none" fo:border-top="0.0347in solid #000000" fo:border-bottom="0.0069in solid #000000"/>
    </style:style>
    <style:style style:name="t6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6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6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6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6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6.F6" style:family="table-cell">
      <style:table-cell-properties style:vertical-align="middle" fo:padding="0in" fo:border="0.0007in solid #000000"/>
    </style:style>
    <style:style style:name="t6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6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7" style:family="table">
      <style:table-properties style:width="6.6875in" table:align="center" style:may-break-between-rows="false" style:writing-mode="lr-tb"/>
    </style:style>
    <style:style style:name="t7.A" style:family="table-column">
      <style:table-column-properties style:column-width="0.7431in"/>
    </style:style>
    <style:style style:name="t7.A1" style:family="table-cell">
      <style:table-cell-properties style:vertical-align="bottom" fo:padding="0in" fo:border-left="none" fo:border-right="none" fo:border-top="none" fo:border-bottom="0.0007in solid #000000"/>
    </style:style>
    <style:style style:name="t7.2" style:family="table-row">
      <style:table-row-properties style:min-row-height="0.2549in"/>
    </style:style>
    <style:style style:name="t7.A2" style:family="table-cell">
      <style:table-cell-properties fo:padding="0in" fo:border-left="0.0347in solid #000000" fo:border-right="none" fo:border-top="0.0347in solid #000000" fo:border-bottom="0.0069in solid #000000"/>
    </style:style>
    <style:style style:name="t7.B2" style:family="table-cell">
      <style:table-cell-properties fo:padding="0in" fo:border-left="0.0069in solid #000000" fo:border-right="none" fo:border-top="0.0347in solid #000000" fo:border-bottom="0.0069in solid #000000"/>
    </style:style>
    <style:style style:name="t7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7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7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7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7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7.F6" style:family="table-cell">
      <style:table-cell-properties style:vertical-align="middle" fo:padding="0in" fo:border="0.0007in solid #000000"/>
    </style:style>
    <style:style style:name="t7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7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8" style:family="table">
      <style:table-properties style:width="6.6875in" table:align="center" style:may-break-between-rows="false" style:writing-mode="lr-tb"/>
    </style:style>
    <style:style style:name="t8.A" style:family="table-column">
      <style:table-column-properties style:column-width="0.7431in"/>
    </style:style>
    <style:style style:name="t8.A1" style:family="table-cell">
      <style:table-cell-properties style:vertical-align="bottom" fo:padding="0in" fo:border-left="none" fo:border-right="none" fo:border-top="none" fo:border-bottom="0.0007in solid #000000"/>
    </style:style>
    <style:style style:name="t8.2" style:family="table-row">
      <style:table-row-properties style:min-row-height="0.2549in"/>
    </style:style>
    <style:style style:name="t8.A2" style:family="table-cell">
      <style:table-cell-properties fo:padding="0in" fo:border-left="0.0347in solid #000000" fo:border-right="none" fo:border-top="0.0347in solid #000000" fo:border-bottom="0.0069in solid #000000"/>
    </style:style>
    <style:style style:name="t8.B2" style:family="table-cell">
      <style:table-cell-properties fo:padding="0in" fo:border-left="0.0069in solid #000000" fo:border-right="none" fo:border-top="0.0347in solid #000000" fo:border-bottom="0.0069in solid #000000"/>
    </style:style>
    <style:style style:name="t8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8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8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8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8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8.F6" style:family="table-cell">
      <style:table-cell-properties style:vertical-align="middle" fo:padding="0in" fo:border="0.0007in solid #000000"/>
    </style:style>
    <style:style style:name="t8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8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9" style:family="table">
      <style:table-properties style:width="6.6875in" table:align="center" style:may-break-between-rows="false" style:writing-mode="lr-tb"/>
    </style:style>
    <style:style style:name="t9.A" style:family="table-column">
      <style:table-column-properties style:column-width="0.7431in"/>
    </style:style>
    <style:style style:name="t9.A1" style:family="table-cell">
      <style:table-cell-properties style:vertical-align="bottom" fo:padding="0in" fo:border-left="none" fo:border-right="none" fo:border-top="none" fo:border-bottom="0.0007in solid #000000"/>
    </style:style>
    <style:style style:name="t9.2" style:family="table-row">
      <style:table-row-properties style:min-row-height="0.2549in"/>
    </style:style>
    <style:style style:name="t9.A2" style:family="table-cell">
      <style:table-cell-properties fo:padding="0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in" fo:border-left="0.0069in solid #000000" fo:border-right="none" fo:border-top="0.0347in solid #000000" fo:border-bottom="0.0069in solid #000000"/>
    </style:style>
    <style:style style:name="t9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9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9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9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9.F6" style:family="table-cell">
      <style:table-cell-properties style:vertical-align="middle" fo:padding="0in" fo:border="0.0007in solid #000000"/>
    </style:style>
    <style:style style:name="t9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9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t10" style:family="table">
      <style:table-properties style:width="6.6875in" table:align="center" style:may-break-between-rows="false" style:writing-mode="lr-tb"/>
    </style:style>
    <style:style style:name="t10.A" style:family="table-column">
      <style:table-column-properties style:column-width="0.7431in"/>
    </style:style>
    <style:style style:name="t10.A1" style:family="table-cell">
      <style:table-cell-properties style:vertical-align="bottom" fo:padding="0in" fo:border-left="none" fo:border-right="none" fo:border-top="none" fo:border-bottom="0.0007in solid #000000"/>
    </style:style>
    <style:style style:name="t10.2" style:family="table-row">
      <style:table-row-properties style:min-row-height="0.2549in"/>
    </style:style>
    <style:style style:name="t10.A2" style:family="table-cell">
      <style:table-cell-properties fo:padding="0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in" fo:border-left="0.0069in solid #000000" fo:border-right="none" fo:border-top="0.0347in solid #000000" fo:border-bottom="0.0069in solid #000000"/>
    </style:style>
    <style:style style:name="t10.I2" style:family="table-cell">
      <style:table-cell-properties fo:padding="0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style:vertical-align="middle" fo:padding="0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in" fo:border-left="0.0069in solid #000000" fo:border-right="none" fo:border-top="none" fo:border-bottom="0.0069in solid #000000"/>
    </style:style>
    <style:style style:name="t10.I3" style:family="table-cell">
      <style:table-cell-properties style:vertical-align="middle" fo:padding="0in" fo:border-left="0.0069in solid #000000" fo:border-right="0.0347in solid #000000" fo:border-top="none" fo:border-bottom="0.0069in solid #000000"/>
    </style:style>
    <style:style style:name="t10.A6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in" fo:border-left="0.0069in solid #000000" fo:border-right="none" fo:border-top="none" fo:border-bottom="0.0347in solid #000000"/>
    </style:style>
    <style:style style:name="t10.F6" style:family="table-cell">
      <style:table-cell-properties style:vertical-align="middle" fo:padding="0in" fo:border="0.0007in solid #000000"/>
    </style:style>
    <style:style style:name="t10.I6" style:family="table-cell">
      <style:table-cell-properties style:vertical-align="middle" fo:padding="0in" fo:border-left="0.0069in solid #000000" fo:border-right="0.0347in solid #000000" fo:border-top="none" fo:border-bottom="0.0347in solid #000000"/>
    </style:style>
    <style:style style:name="t10.F7" style:family="table-cell">
      <style:table-cell-properties style:vertical-align="middle" fo:padding="0in" fo:border-left="0.0007in solid #000000" fo:border-right="0.0007in solid #000000" fo:border-top="none" fo:border-bottom="0.000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6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9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0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1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4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5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9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Standard">
      <style:paragraph-properties fo:margin-top="0in" fo:margin-bottom="0in" fo:line-height="100%"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21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>
      <style:paragraph-properties fo:margin-left="0.0472in" fo:margin-right="0.0756in" fo:margin-top="0in" fo:margin-bottom="0.0402in" fo:text-align="start" style:justify-single-word="false" fo:text-indent="0in" style:auto-text-indent="fals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left="0.0472in" fo:margin-right="0.0756in" fo:margin-top="0.0598in" fo:margin-bottom="0.0201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left="0.0472in" fo:margin-right="0.0756in" fo:text-align="start" style:justify-single-word="false" fo:text-indent="0in" style:auto-text-indent="false"/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25" style:family="paragraph" style:parent-style-name="Table_20_Contents_20__28_user_29_">
      <style:paragraph-properties fo:text-align="center" style:justify-single-word="false"/>
      <style:text-properties style:font-name="Arial" fo:font-size="9pt" style:font-size-asian="9pt" style:font-size-complex="9pt"/>
    </style:style>
    <style:style style:name="P26" style:family="paragraph" style:parent-style-name="Table_20_Contents_20__28_user_29_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Standard">
      <style:paragraph-properties fo:margin-left="0in" fo:margin-right="0in" fo:margin-top="0in" fo:margin-bottom="0in" fo:line-height="100%" fo:text-align="start" style:justify-single-word="false" fo:text-indent="0.1598in" style:auto-text-indent="false" fo:break-before="page"/>
      <style:text-properties style:font-name="Arial" fo:font-size="11pt" fo:language="ru" fo:country="RU" style:text-underline-style="none" fo:font-weight="bold" style:font-size-asian="11pt" style:font-weight-asian="bold" style:font-name-complex="Arial" style:font-size-complex="11pt" style:font-weight-complex="bold"/>
    </style:style>
    <style:style style:name="P28" style:family="paragraph" style:parent-style-name="Text_20_body">
      <style:paragraph-properties fo:margin-left="0in" fo:margin-right="0in" fo:margin-top="0in" fo:margin-bottom="0in" fo:line-height="100%" fo:text-align="center" style:justify-single-word="false" fo:text-indent="0in" style:auto-text-indent="false"/>
      <style:text-properties fo:font-size="6pt" style:font-size-asian="6pt" style:font-size-complex="6pt"/>
    </style:style>
    <style:style style:name="P29" style:family="paragraph" style:parent-style-name="Standard">
      <style:paragraph-properties fo:margin-left="0in" fo:margin-right="0in" fo:margin-top="0in" fo:margin-bottom="0in" fo:line-height="100%" fo:text-indent="0in" style:auto-text-indent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style:font-name-complex="Arial"/>
    </style:style>
    <style:style style:name="T9" style:family="text">
      <style:text-properties fo:language="en" fo:country="US" style:font-name-asian="Times New Roman" style:font-name-complex="Times New Roman"/>
    </style:style>
    <style:style style:name="T10" style:family="text">
      <style:text-properties fo:language="ru" fo:country="RU"/>
    </style:style>
    <style:style style:name="T11" style:family="text">
      <style:text-properties fo:language="ru" fo:country="RU" style:font-name-asian="Times New Roman" style:font-name-complex="Times New Roman"/>
    </style:style>
    <style:style style:name="T12" style:family="text">
      <style:text-properties fo:language="ru" fo:country="RU" style:font-name-asian="Times New Roman" style:font-name-complex="Times New Roman1"/>
    </style:style>
    <style:style style:name="T13" style:family="text">
      <style:text-properties fo:language="ru" fo:country="RU" fo:font-style="normal" style:font-style-asian="normal" style:font-style-complex="normal"/>
    </style:style>
    <style:style style:name="T14" style:family="text">
      <style:text-properties style:text-position="sub 58%" fo:language="en" fo:country="US"/>
    </style:style>
    <style:style style:name="T15" style:family="text">
      <style:text-properties style:text-position="sub 58%" fo:language="en" fo:country="US" style:font-name-asian="Times New Roman" style:font-name-complex="Times New Roman"/>
    </style:style>
    <style:style style:name="T16" style:family="text">
      <style:text-properties style:text-position="sub 58%" fo:language="ru" fo:country="RU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4" style:family="text">
      <style:text-properties style:use-window-font-color="true"/>
    </style:style>
    <style:style style:name="T25" style:family="text">
      <style:text-properties style:use-window-font-color="true" fo:language="en" fo:country="US"/>
    </style:style>
    <style:style style:name="T26" style:family="text">
      <style:text-properties style:text-position="super 58%"/>
    </style:style>
    <style:style style:name="T27" style:family="text">
      <style:text-properties style:text-position="super 58%" fo:language="ru" fo:country="RU" style:font-name-asian="Times New Roman" style:font-name-complex="Times New Roman"/>
    </style:style>
    <style:style style:name="T28" style:family="text">
      <style:text-properties style:text-position="super 58%" fo:language="ru" fo:country="RU" style:font-name-asian="Times New Roman" style:font-name-complex="Times New Roman1"/>
    </style:style>
    <style:style style:name="T29" style:family="text">
      <style:text-properties style:text-position="super 58%" fo:language="ru" fo:country="RU" fo:font-style="normal" style:font-style-asian="normal" style:font-style-complex="normal"/>
    </style:style>
    <style:style style:name="T30" style:family="text">
      <style:text-properties style:text-position="0% 100%" fo:language="en" fo:country="US"/>
    </style:style>
    <style:style style:name="T31" style:family="text">
      <style:text-properties style:text-position="0% 100%" fo:language="ru" fo:country="RU"/>
    </style:style>
    <style:style style:name="T32" style:family="text">
      <style:text-properties style:text-position="0% 100%" fo:language="ru" fo:country="RU" style:font-name-asian="Times New Roman" style:font-name-complex="Times New Roman"/>
    </style:style>
    <style:style style:name="T33" style:family="text">
      <style:text-properties style:text-position="0% 100%" fo:language="ru" fo:country="RU" style:font-name-asian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ПРОТОКОЛ <text:span text:style-name="T10">ПОВЕРКИ</text:span></text:p>
      <text:p text:style-name="P7"/>
      <text:p text:style-name="P4">Измерителя-сигнализатора СРК-АТ2327</text:p>
      <text:p text:style-name="P4">Зав. № <text:span text:style-name="T5">$serial</text:span></text:p>
      <text:p text:style-name="P12"><text:span text:style-name="T23">Измери</text:span><text:span text:style-name="T19">принадлежащего </text:span><text:span text:style-name="T22">.</text:span><text:span text:style-name="T21"> <text:s text:c="105"/></text:span><text:span text:style-name="T22">.</text:span></text:p>
      <text:p text:style-name="P20"/>
      <text:p text:style-name="P15">Поверка проводилась на базе УП «АТОМТЕХ», в нормальных климатических условиях при температуре <text:span text:style-name="T17">Т</text:span> = <text:span text:style-name="T20"><text:s/></text:span><text:span text:style-name="T18">$temp </text:span><text:s/>°<text:span text:style-name="T17">С</text:span>, атмосферном давлении <text:span text:style-name="T17">Р</text:span> = <text:span text:style-name="T20"><text:s text:c="5"/></text:span><text:s/>мм.рт.ст, относительной влажности воздуха <text:span text:style-name="T17">р</text:span> = <text:span text:style-name="T20"><text:s/></text:span><text:span text:style-name="T18">$vlag </text:span><text:s/>%, внешнем фоне γ-излучения <text:span text:style-name="T7">H</text:span>*(10) = <text:span text:style-name="T20"><text:s/></text:span><text:span text:style-name="T18">$bground </text:span><text:s/>нЗв/ч, <text:s/>согласно методике, изложенной в <text:span text:style-name="T24">МП. МН-</text:span><text:span text:style-name="T25">854</text:span><text:span text:style-name="T24">-200</text:span><text:span text:style-name="T25">0</text:span></text:p>
      <text:p text:style-name="P13"><text:span text:style-name="T10">1. С</text:span>редства <text:span text:style-name="T10">поверки</text:span></text:p>
      <text:p text:style-name="P9">а)<text:tab/>Эталонные средства измерений:</text:p>
      <text:p text:style-name="P16">- <text:span text:style-name="T5">$facility_140</text:span>;</text:p>
      <text:p text:style-name="P10"><text:span text:style-name="T2">б</text:span><text:span text:style-name="T3">)<text:tab/></text:span><text:span text:style-name="T2">Оборудование</text:span><text:span text:style-name="T3">:</text:span></text:p>
      <text:p text:style-name="P17">- пульт проверки БД ТИАЯ.441546.001, или адаптер интерфейсный ТИАЯ.468369.004 с ПЭВМ, управляемой программой “SARKtech”;</text:p>
      <text:p text:style-name="P14">2. Поверка блоков детектирования</text:p>
      <text:p text:style-name="P9">а)<text:tab/>Внешний осмотр и опробование БД:</text:p>
      <text:p text:style-name="P18">- документация<text:tab/></text:p>
      <text:p text:style-name="P18">- отсутствие механических повреждений<text:tab/></text:p>
      <text:p text:style-name="P19"><text:span text:style-name="T10">- </text:span><text:span text:style-name="T10">наличие четких маркировочных надписей на БД и контрольном источнике</text:span><text:span text:style-name="T10"><text:tab/></text:span></text:p>
      <text:p text:style-name="P18">- контроль работоспособности<text:tab/></text:p>
      <text:p text:style-name="P9"><text:span text:style-name="T10">б</text:span>)<text:tab/><text:span text:style-name="T10">Определение уровня собственного фона БДКН-05</text:span></text:p>
      <text:p text:style-name="P11"/>
      <table:table table:name="tf1" table:style-name="tf1">
        <table:table-column table:style-name="tf1.A" table:number-columns-repeated="3"/>
        <table:table-row>
          <table:table-cell table:style-name="tf1.A1" table:number-columns-spanned="3" office:value-type="string">
            <text:p text:style-name="P21"><text:span text:style-name="T5">Блок детектирования </text:span>нейтронного излучения БДКН-05 № <text:span text:style-name="T5">$bd_num1$</text:span></text:p>
          </table:table-cell>
          <table:covered-table-cell/>
          <table:covered-table-cell/>
        </table:table-row>
        <table:table-row>
          <table:table-cell table:style-name="tf1.A2" table:number-columns-spanned="2" office:value-type="string">
            <text:p text:style-name="P25">Измеренное значение скорости счета фона, с<text:span text:style-name="T26">-1</text:span></text:p>
          </table:table-cell>
          <table:covered-table-cell/>
          <table:table-cell table:style-name="tf1.C2" table:number-rows-spanned="2" office:value-type="string">
            <text:p text:style-name="P25">Условие соответствия по ТУ <text:span text:style-name="T7">n</text:span><text:span text:style-name="T16">ф,</text:span><text:span text:style-name="T31">, имп./с, не более</text:span></text:p>
          </table:table-cell>
        </table:table-row>
        <table:table-row>
          <table:table-cell table:style-name="tf1.A3" office:value-type="string">
            <text:p text:style-name="P25">Результаты измерения</text:p>
          </table:table-cell>
          <table:table-cell table:style-name="tf1.B3" office:value-type="string">
            <text:p text:style-name="P25">Среднее значение <text:span text:style-name="T7">n</text:span><text:span text:style-name="T16">ф</text:span></text:p>
          </table:table-cell>
          <table:covered-table-cell/>
        </table:table-row>
        <table:table-row>
          <table:table-cell table:style-name="tf1.A3" office:value-type="string">
            <text:p text:style-name="P8">$1-10</text:p>
          </table:table-cell>
          <table:table-cell table:style-name="tf1.B4" table:number-rows-spanned="3" office:value-type="string">
            <text:p text:style-name="P8">$1-20</text:p>
          </table:table-cell>
          <table:table-cell table:style-name="tf1.C4" table:number-rows-spanned="3" office:value-type="string">
            <text:p text:style-name="P25">0,23</text:p>
          </table:table-cell>
        </table:table-row>
        <table:table-row>
          <table:table-cell table:style-name="tf1.A3" office:value-type="string">
            <text:p text:style-name="P8">$1-11</text:p>
          </table:table-cell>
          <table:covered-table-cell/>
          <table:covered-table-cell/>
        </table:table-row>
        <table:table-row>
          <table:table-cell table:style-name="tf1.A6" office:value-type="string">
            <text:p text:style-name="P8">$1-12</text:p>
          </table:table-cell>
          <table:covered-table-cell/>
          <table:covered-table-cell/>
        </table:table-row>
      </table:table>
      <table:table table:name="tf2" table:style-name="tf2">
        <table:table-column table:style-name="tf2.A" table:number-columns-repeated="3"/>
        <table:table-row>
          <table:table-cell table:style-name="tf2.A1" table:number-columns-spanned="3" office:value-type="string">
            <text:p text:style-name="P21"><text:span text:style-name="T5">Блок детектирования </text:span>нейтронного излучения БДКН-05 № <text:span text:style-name="T5">$bd_num2$</text:span></text:p>
          </table:table-cell>
          <table:covered-table-cell/>
          <table:covered-table-cell/>
        </table:table-row>
        <table:table-row>
          <table:table-cell table:style-name="tf2.A2" table:number-columns-spanned="2" office:value-type="string">
            <text:p text:style-name="P25">Измеренное значение скорости счета фона, с<text:span text:style-name="T26">-1</text:span></text:p>
          </table:table-cell>
          <table:covered-table-cell/>
          <table:table-cell table:style-name="tf2.C2" table:number-rows-spanned="2" office:value-type="string">
            <text:p text:style-name="P25">Условие соответствия по ТУ <text:span text:style-name="T7">n</text:span><text:span text:style-name="T16">ф,</text:span><text:span text:style-name="T31">, имп./с, не более</text:span></text:p>
          </table:table-cell>
        </table:table-row>
        <table:table-row>
          <table:table-cell table:style-name="tf2.A3" office:value-type="string">
            <text:p text:style-name="P25">Результаты измерения</text:p>
          </table:table-cell>
          <table:table-cell table:style-name="tf2.B3" office:value-type="string">
            <text:p text:style-name="P25">Среднее значение <text:span text:style-name="T7">n</text:span><text:span text:style-name="T16">ф</text:span></text:p>
          </table:table-cell>
          <table:covered-table-cell/>
        </table:table-row>
        <table:table-row>
          <table:table-cell table:style-name="tf2.A3" office:value-type="string">
            <text:p text:style-name="P8">$2-10</text:p>
          </table:table-cell>
          <table:table-cell table:style-name="tf2.B4" table:number-rows-spanned="3" office:value-type="string">
            <text:p text:style-name="P8">$2-20</text:p>
          </table:table-cell>
          <table:table-cell table:style-name="tf2.C4" table:number-rows-spanned="3" office:value-type="string">
            <text:p text:style-name="P25">0,23</text:p>
          </table:table-cell>
        </table:table-row>
        <table:table-row>
          <table:table-cell table:style-name="tf2.A3" office:value-type="string">
            <text:p text:style-name="P8">$2-11</text:p>
          </table:table-cell>
          <table:covered-table-cell/>
          <table:covered-table-cell/>
        </table:table-row>
        <table:table-row>
          <table:table-cell table:style-name="tf2.A6" office:value-type="string">
            <text:p text:style-name="P8">$2-12</text:p>
          </table:table-cell>
          <table:covered-table-cell/>
          <table:covered-table-cell/>
        </table:table-row>
      </table:table>
      <table:table table:name="tf3" table:style-name="tf3">
        <table:table-column table:style-name="tf3.A" table:number-columns-repeated="3"/>
        <table:table-row>
          <table:table-cell table:style-name="tf3.A1" table:number-columns-spanned="3" office:value-type="string">
            <text:p text:style-name="P21"><text:span text:style-name="T5">Блок детектирования </text:span>нейтронного излучения БДКН-05 № <text:span text:style-name="T5">$bd_num3$</text:span></text:p>
          </table:table-cell>
          <table:covered-table-cell/>
          <table:covered-table-cell/>
        </table:table-row>
        <table:table-row>
          <table:table-cell table:style-name="tf3.A2" table:number-columns-spanned="2" office:value-type="string">
            <text:p text:style-name="P25">Измеренное значение скорости счета фона, с<text:span text:style-name="T26">-1</text:span></text:p>
          </table:table-cell>
          <table:covered-table-cell/>
          <table:table-cell table:style-name="tf3.C2" table:number-rows-spanned="2" office:value-type="string">
            <text:p text:style-name="P25">Условие соответствия по ТУ <text:span text:style-name="T7">n</text:span><text:span text:style-name="T16">ф,</text:span><text:span text:style-name="T31">, имп./с, не более</text:span></text:p>
          </table:table-cell>
        </table:table-row>
        <table:table-row>
          <table:table-cell table:style-name="tf3.A3" office:value-type="string">
            <text:p text:style-name="P25">Результаты измерения</text:p>
          </table:table-cell>
          <table:table-cell table:style-name="tf3.B3" office:value-type="string">
            <text:p text:style-name="P25">Среднее значение <text:span text:style-name="T7">n</text:span><text:span text:style-name="T16">ф</text:span></text:p>
          </table:table-cell>
          <table:covered-table-cell/>
        </table:table-row>
        <table:table-row>
          <table:table-cell table:style-name="tf3.A3" office:value-type="string">
            <text:p text:style-name="P8">$3-10</text:p>
          </table:table-cell>
          <table:table-cell table:style-name="tf3.B4" table:number-rows-spanned="3" office:value-type="string">
            <text:p text:style-name="P8">$3-20</text:p>
          </table:table-cell>
          <table:table-cell table:style-name="tf3.C4" table:number-rows-spanned="3" office:value-type="string">
            <text:p text:style-name="P25">0,23</text:p>
          </table:table-cell>
        </table:table-row>
        <table:table-row>
          <table:table-cell table:style-name="tf3.A3" office:value-type="string">
            <text:p text:style-name="P8">$3-11</text:p>
          </table:table-cell>
          <table:covered-table-cell/>
          <table:covered-table-cell/>
        </table:table-row>
        <table:table-row>
          <table:table-cell table:style-name="tf3.A6" office:value-type="string">
            <text:p text:style-name="P8">$3-12</text:p>
          </table:table-cell>
          <table:covered-table-cell/>
          <table:covered-table-cell/>
        </table:table-row>
      </table:table>
      <table:table table:name="tf4" table:style-name="tf4">
        <table:table-column table:style-name="tf4.A" table:number-columns-repeated="3"/>
        <table:table-row>
          <table:table-cell table:style-name="tf4.A1" table:number-columns-spanned="3" office:value-type="string">
            <text:p text:style-name="P21"><text:span text:style-name="T5">Блок детектирования </text:span>нейтронного излучения БДКН-05 № <text:span text:style-name="T5">$bd_num4$</text:span></text:p>
          </table:table-cell>
          <table:covered-table-cell/>
          <table:covered-table-cell/>
        </table:table-row>
        <table:table-row>
          <table:table-cell table:style-name="tf4.A2" table:number-columns-spanned="2" office:value-type="string">
            <text:p text:style-name="P25">Измеренное значение скорости счета фона, с<text:span text:style-name="T26">-1</text:span></text:p>
          </table:table-cell>
          <table:covered-table-cell/>
          <table:table-cell table:style-name="tf4.C2" table:number-rows-spanned="2" office:value-type="string">
            <text:p text:style-name="P25">Условие соответствия по ТУ <text:span text:style-name="T7">n</text:span><text:span text:style-name="T16">ф,</text:span><text:span text:style-name="T31">, имп./с, не более</text:span></text:p>
          </table:table-cell>
        </table:table-row>
        <table:table-row>
          <table:table-cell table:style-name="tf4.A3" office:value-type="string">
            <text:p text:style-name="P25">Результаты измерения</text:p>
          </table:table-cell>
          <table:table-cell table:style-name="tf4.B3" office:value-type="string">
            <text:p text:style-name="P25">Среднее значение <text:span text:style-name="T7">n</text:span><text:span text:style-name="T16">ф</text:span></text:p>
          </table:table-cell>
          <table:covered-table-cell/>
        </table:table-row>
        <table:table-row>
          <table:table-cell table:style-name="tf4.A3" office:value-type="string">
            <text:p text:style-name="P8">$4-10</text:p>
          </table:table-cell>
          <table:table-cell table:style-name="tf4.B4" table:number-rows-spanned="3" office:value-type="string">
            <text:p text:style-name="P8">$4-20</text:p>
          </table:table-cell>
          <table:table-cell table:style-name="tf4.C4" table:number-rows-spanned="3" office:value-type="string">
            <text:p text:style-name="P25">0,23</text:p>
          </table:table-cell>
        </table:table-row>
        <table:table-row>
          <table:table-cell table:style-name="tf4.A3" office:value-type="string">
            <text:p text:style-name="P8">$4-11</text:p>
          </table:table-cell>
          <table:covered-table-cell/>
          <table:covered-table-cell/>
        </table:table-row>
        <table:table-row>
          <table:table-cell table:style-name="tf4.A6" office:value-type="string">
            <text:p text:style-name="P8">$4-12</text:p>
          </table:table-cell>
          <table:covered-table-cell/>
          <table:covered-table-cell/>
        </table:table-row>
      </table:table>
      <table:table table:name="tf5" table:style-name="tf5">
        <table:table-column table:style-name="tf5.A" table:number-columns-repeated="3"/>
        <text:soft-page-break/>
        <table:table-row>
          <table:table-cell table:style-name="tf5.A1" table:number-columns-spanned="3" office:value-type="string">
            <text:p text:style-name="P21"><text:span text:style-name="T5">Блок детектирования </text:span>нейтронного излучения БДКН-05 № <text:span text:style-name="T5">$bd_num5$</text:span></text:p>
          </table:table-cell>
          <table:covered-table-cell/>
          <table:covered-table-cell/>
        </table:table-row>
        <table:table-row>
          <table:table-cell table:style-name="tf5.A2" table:number-columns-spanned="2" office:value-type="string">
            <text:p text:style-name="P25">Измеренное значение скорости счета фона, с<text:span text:style-name="T26">-1</text:span></text:p>
          </table:table-cell>
          <table:covered-table-cell/>
          <table:table-cell table:style-name="tf5.C2" table:number-rows-spanned="2" office:value-type="string">
            <text:p text:style-name="P25">Условие соответствия по ТУ <text:span text:style-name="T7">n</text:span><text:span text:style-name="T16">ф,</text:span><text:span text:style-name="T31">, имп./с, не более</text:span></text:p>
          </table:table-cell>
        </table:table-row>
        <table:table-row>
          <table:table-cell table:style-name="tf5.A3" office:value-type="string">
            <text:p text:style-name="P25">Результаты измерения</text:p>
          </table:table-cell>
          <table:table-cell table:style-name="tf5.B3" office:value-type="string">
            <text:p text:style-name="P25">Среднее значение <text:span text:style-name="T7">n</text:span><text:span text:style-name="T16">ф</text:span></text:p>
          </table:table-cell>
          <table:covered-table-cell/>
        </table:table-row>
        <table:table-row>
          <table:table-cell table:style-name="tf5.A3" office:value-type="string">
            <text:p text:style-name="P8">$5-10</text:p>
          </table:table-cell>
          <table:table-cell table:style-name="tf5.B4" table:number-rows-spanned="3" office:value-type="string">
            <text:p text:style-name="P8">$5-20</text:p>
          </table:table-cell>
          <table:table-cell table:style-name="tf5.C4" table:number-rows-spanned="3" office:value-type="string">
            <text:p text:style-name="P25">0,23</text:p>
          </table:table-cell>
        </table:table-row>
        <table:table-row>
          <table:table-cell table:style-name="tf5.A3" office:value-type="string">
            <text:p text:style-name="P8">$5-11</text:p>
          </table:table-cell>
          <table:covered-table-cell/>
          <table:covered-table-cell/>
        </table:table-row>
        <table:table-row>
          <table:table-cell table:style-name="tf5.A6" office:value-type="string">
            <text:p text:style-name="P8">$5-12</text:p>
          </table:table-cell>
          <table:covered-table-cell/>
          <table:covered-table-cell/>
        </table:table-row>
      </table:table>
      <table:table table:name="tf6" table:style-name="tf6">
        <table:table-column table:style-name="tf6.A" table:number-columns-repeated="3"/>
        <table:table-row>
          <table:table-cell table:style-name="tf6.A1" table:number-columns-spanned="3" office:value-type="string">
            <text:p text:style-name="P21"><text:span text:style-name="T5">Блок детектирования </text:span>нейтронного излучения БДКН-05 № <text:span text:style-name="T5">$bd_num6$</text:span></text:p>
          </table:table-cell>
          <table:covered-table-cell/>
          <table:covered-table-cell/>
        </table:table-row>
        <table:table-row>
          <table:table-cell table:style-name="tf6.A2" table:number-columns-spanned="2" office:value-type="string">
            <text:p text:style-name="P25">Измеренное значение скорости счета фона, с<text:span text:style-name="T26">-1</text:span></text:p>
          </table:table-cell>
          <table:covered-table-cell/>
          <table:table-cell table:style-name="tf6.C2" table:number-rows-spanned="2" office:value-type="string">
            <text:p text:style-name="P25">Условие соответствия по ТУ <text:span text:style-name="T7">n</text:span><text:span text:style-name="T16">ф,</text:span><text:span text:style-name="T31">, имп./с, не более</text:span></text:p>
          </table:table-cell>
        </table:table-row>
        <table:table-row>
          <table:table-cell table:style-name="tf6.A3" office:value-type="string">
            <text:p text:style-name="P25">Результаты измерения</text:p>
          </table:table-cell>
          <table:table-cell table:style-name="tf6.B3" office:value-type="string">
            <text:p text:style-name="P25">Среднее значение <text:span text:style-name="T7">n</text:span><text:span text:style-name="T16">ф</text:span></text:p>
          </table:table-cell>
          <table:covered-table-cell/>
        </table:table-row>
        <table:table-row>
          <table:table-cell table:style-name="tf6.A3" office:value-type="string">
            <text:p text:style-name="P8">$6-10</text:p>
          </table:table-cell>
          <table:table-cell table:style-name="tf6.B4" table:number-rows-spanned="3" office:value-type="string">
            <text:p text:style-name="P8">$6-20</text:p>
          </table:table-cell>
          <table:table-cell table:style-name="tf6.C4" table:number-rows-spanned="3" office:value-type="string">
            <text:p text:style-name="P25">0,23</text:p>
          </table:table-cell>
        </table:table-row>
        <table:table-row>
          <table:table-cell table:style-name="tf6.A3" office:value-type="string">
            <text:p text:style-name="P8">$6-11</text:p>
          </table:table-cell>
          <table:covered-table-cell/>
          <table:covered-table-cell/>
        </table:table-row>
        <table:table-row>
          <table:table-cell table:style-name="tf6.A6" office:value-type="string">
            <text:p text:style-name="P8">$6-12</text:p>
          </table:table-cell>
          <table:covered-table-cell/>
          <table:covered-table-cell/>
        </table:table-row>
      </table:table>
      <table:table table:name="tf7" table:style-name="tf7">
        <table:table-column table:style-name="tf7.A" table:number-columns-repeated="3"/>
        <table:table-row>
          <table:table-cell table:style-name="tf7.A1" table:number-columns-spanned="3" office:value-type="string">
            <text:p text:style-name="P21"><text:span text:style-name="T5">Блок детектирования </text:span>нейтронного излучения БДКН-05 № <text:span text:style-name="T5">$bd_num7$</text:span></text:p>
          </table:table-cell>
          <table:covered-table-cell/>
          <table:covered-table-cell/>
        </table:table-row>
        <table:table-row>
          <table:table-cell table:style-name="tf7.A2" table:number-columns-spanned="2" office:value-type="string">
            <text:p text:style-name="P25">Измеренное значение скорости счета фона, с<text:span text:style-name="T26">-1</text:span></text:p>
          </table:table-cell>
          <table:covered-table-cell/>
          <table:table-cell table:style-name="tf7.C2" table:number-rows-spanned="2" office:value-type="string">
            <text:p text:style-name="P25">Условие соответствия по ТУ <text:span text:style-name="T7">n</text:span><text:span text:style-name="T16">ф,</text:span><text:span text:style-name="T31">, имп./с, не более</text:span></text:p>
          </table:table-cell>
        </table:table-row>
        <table:table-row>
          <table:table-cell table:style-name="tf7.A3" office:value-type="string">
            <text:p text:style-name="P25">Результаты измерения</text:p>
          </table:table-cell>
          <table:table-cell table:style-name="tf7.B3" office:value-type="string">
            <text:p text:style-name="P25">Среднее значение <text:span text:style-name="T7">n</text:span><text:span text:style-name="T16">ф</text:span></text:p>
          </table:table-cell>
          <table:covered-table-cell/>
        </table:table-row>
        <table:table-row>
          <table:table-cell table:style-name="tf7.A3" office:value-type="string">
            <text:p text:style-name="P8">$7-10</text:p>
          </table:table-cell>
          <table:table-cell table:style-name="tf7.B4" table:number-rows-spanned="3" office:value-type="string">
            <text:p text:style-name="P8">$7-20</text:p>
          </table:table-cell>
          <table:table-cell table:style-name="tf7.C4" table:number-rows-spanned="3" office:value-type="string">
            <text:p text:style-name="P25">0,23</text:p>
          </table:table-cell>
        </table:table-row>
        <table:table-row>
          <table:table-cell table:style-name="tf7.A3" office:value-type="string">
            <text:p text:style-name="P8">$7-11</text:p>
          </table:table-cell>
          <table:covered-table-cell/>
          <table:covered-table-cell/>
        </table:table-row>
        <table:table-row>
          <table:table-cell table:style-name="tf7.A6" office:value-type="string">
            <text:p text:style-name="P8">$7-12</text:p>
          </table:table-cell>
          <table:covered-table-cell/>
          <table:covered-table-cell/>
        </table:table-row>
      </table:table>
      <table:table table:name="tf8" table:style-name="tf8">
        <table:table-column table:style-name="tf8.A" table:number-columns-repeated="3"/>
        <table:table-row>
          <table:table-cell table:style-name="tf8.A1" table:number-columns-spanned="3" office:value-type="string">
            <text:p text:style-name="P21"><text:span text:style-name="T5">Блок детектирования </text:span>нейтронного излучения БДКН-05 № <text:span text:style-name="T5">$bd_num8$</text:span></text:p>
          </table:table-cell>
          <table:covered-table-cell/>
          <table:covered-table-cell/>
        </table:table-row>
        <table:table-row>
          <table:table-cell table:style-name="tf8.A2" table:number-columns-spanned="2" office:value-type="string">
            <text:p text:style-name="P25">Измеренное значение скорости счета фона, с<text:span text:style-name="T26">-1</text:span></text:p>
          </table:table-cell>
          <table:covered-table-cell/>
          <table:table-cell table:style-name="tf8.C2" table:number-rows-spanned="2" office:value-type="string">
            <text:p text:style-name="P25">Условие соответствия по ТУ <text:span text:style-name="T7">n</text:span><text:span text:style-name="T16">ф,</text:span><text:span text:style-name="T31">, имп./с, не более</text:span></text:p>
          </table:table-cell>
        </table:table-row>
        <table:table-row>
          <table:table-cell table:style-name="tf8.A3" office:value-type="string">
            <text:p text:style-name="P25">Результаты измерения</text:p>
          </table:table-cell>
          <table:table-cell table:style-name="tf8.B3" office:value-type="string">
            <text:p text:style-name="P25">Среднее значение <text:span text:style-name="T7">n</text:span><text:span text:style-name="T16">ф</text:span></text:p>
          </table:table-cell>
          <table:covered-table-cell/>
        </table:table-row>
        <table:table-row>
          <table:table-cell table:style-name="tf8.A3" office:value-type="string">
            <text:p text:style-name="P8">$8-10</text:p>
          </table:table-cell>
          <table:table-cell table:style-name="tf8.B4" table:number-rows-spanned="3" office:value-type="string">
            <text:p text:style-name="P8">$8-20</text:p>
          </table:table-cell>
          <table:table-cell table:style-name="tf8.C4" table:number-rows-spanned="3" office:value-type="string">
            <text:p text:style-name="P25">0,23</text:p>
          </table:table-cell>
        </table:table-row>
        <table:table-row>
          <table:table-cell table:style-name="tf8.A3" office:value-type="string">
            <text:p text:style-name="P8">$8-11</text:p>
          </table:table-cell>
          <table:covered-table-cell/>
          <table:covered-table-cell/>
        </table:table-row>
        <table:table-row>
          <table:table-cell table:style-name="tf8.A6" office:value-type="string">
            <text:p text:style-name="P8">$8-12</text:p>
          </table:table-cell>
          <table:covered-table-cell/>
          <table:covered-table-cell/>
        </table:table-row>
      </table:table>
      <table:table table:name="tf9" table:style-name="tf9">
        <table:table-column table:style-name="tf9.A" table:number-columns-repeated="3"/>
        <table:table-row>
          <table:table-cell table:style-name="tf9.A1" table:number-columns-spanned="3" office:value-type="string">
            <text:p text:style-name="P21"><text:span text:style-name="T5">Блок детектирования </text:span>нейтронного излучения БДКН-05 № <text:span text:style-name="T5">$bd_num9$</text:span></text:p>
          </table:table-cell>
          <table:covered-table-cell/>
          <table:covered-table-cell/>
        </table:table-row>
        <table:table-row>
          <table:table-cell table:style-name="tf9.A2" table:number-columns-spanned="2" office:value-type="string">
            <text:p text:style-name="P25">Измеренное значение скорости счета фона, с<text:span text:style-name="T26">-1</text:span></text:p>
          </table:table-cell>
          <table:covered-table-cell/>
          <table:table-cell table:style-name="tf9.C2" table:number-rows-spanned="2" office:value-type="string">
            <text:p text:style-name="P25">Условие соответствия по ТУ <text:span text:style-name="T7">n</text:span><text:span text:style-name="T16">ф,</text:span><text:span text:style-name="T31">, имп./с, не более</text:span></text:p>
          </table:table-cell>
        </table:table-row>
        <table:table-row>
          <table:table-cell table:style-name="tf9.A3" office:value-type="string">
            <text:p text:style-name="P25">Результаты измерения</text:p>
          </table:table-cell>
          <table:table-cell table:style-name="tf9.B3" office:value-type="string">
            <text:p text:style-name="P25">Среднее значение <text:span text:style-name="T7">n</text:span><text:span text:style-name="T16">ф</text:span></text:p>
          </table:table-cell>
          <table:covered-table-cell/>
        </table:table-row>
        <table:table-row>
          <table:table-cell table:style-name="tf9.A3" office:value-type="string">
            <text:p text:style-name="P8">$9-10</text:p>
          </table:table-cell>
          <table:table-cell table:style-name="tf9.B4" table:number-rows-spanned="3" office:value-type="string">
            <text:p text:style-name="P8">$9-20</text:p>
          </table:table-cell>
          <table:table-cell table:style-name="tf9.C4" table:number-rows-spanned="3" office:value-type="string">
            <text:p text:style-name="P25">0,23</text:p>
          </table:table-cell>
        </table:table-row>
        <table:table-row>
          <table:table-cell table:style-name="tf9.A3" office:value-type="string">
            <text:p text:style-name="P8">$9-11</text:p>
          </table:table-cell>
          <table:covered-table-cell/>
          <table:covered-table-cell/>
        </table:table-row>
        <table:table-row>
          <table:table-cell table:style-name="tf9.A6" office:value-type="string">
            <text:p text:style-name="P8">$9-12</text:p>
          </table:table-cell>
          <table:covered-table-cell/>
          <table:covered-table-cell/>
        </table:table-row>
      </table:table>
      <table:table table:name="tf10" table:style-name="tf10">
        <table:table-column table:style-name="tf10.A" table:number-columns-repeated="3"/>
        <table:table-row>
          <table:table-cell table:style-name="tf10.A1" table:number-columns-spanned="3" office:value-type="string">
            <text:p text:style-name="P21"><text:span text:style-name="T5">Блок детектирования </text:span>нейтронного излучения БДКН-05 № <text:span text:style-name="T5">$bd_num1</text:span>0<text:span text:style-name="T5">$</text:span></text:p>
          </table:table-cell>
          <table:covered-table-cell/>
          <table:covered-table-cell/>
        </table:table-row>
        <table:table-row>
          <table:table-cell table:style-name="tf10.A2" table:number-columns-spanned="2" office:value-type="string">
            <text:p text:style-name="P25">Измеренное значение скорости счета фона, с<text:span text:style-name="T26">-1</text:span></text:p>
          </table:table-cell>
          <table:covered-table-cell/>
          <table:table-cell table:style-name="tf10.C2" table:number-rows-spanned="2" office:value-type="string">
            <text:p text:style-name="P25">Условие соответствия по ТУ <text:span text:style-name="T7">n</text:span><text:span text:style-name="T16">ф,</text:span><text:span text:style-name="T31">, имп./с, не более</text:span></text:p>
          </table:table-cell>
        </table:table-row>
        <table:table-row>
          <table:table-cell table:style-name="tf10.A3" office:value-type="string">
            <text:p text:style-name="P25">Результаты измерения</text:p>
          </table:table-cell>
          <table:table-cell table:style-name="tf10.B3" office:value-type="string">
            <text:p text:style-name="P25">Среднее значение <text:span text:style-name="T7">n</text:span><text:span text:style-name="T16">ф</text:span></text:p>
          </table:table-cell>
          <table:covered-table-cell/>
        </table:table-row>
        <table:table-row>
          <table:table-cell table:style-name="tf10.A3" office:value-type="string">
            <text:p text:style-name="P8">$10-10</text:p>
          </table:table-cell>
          <table:table-cell table:style-name="tf10.B4" table:number-rows-spanned="3" office:value-type="string">
            <text:p text:style-name="P8">$10-20</text:p>
          </table:table-cell>
          <table:table-cell table:style-name="tf10.C4" table:number-rows-spanned="3" office:value-type="string">
            <text:p text:style-name="P25">0,23</text:p>
          </table:table-cell>
        </table:table-row>
        <table:table-row>
          <table:table-cell table:style-name="tf10.A3" office:value-type="string">
            <text:p text:style-name="P8">$10-11</text:p>
          </table:table-cell>
          <table:covered-table-cell/>
          <table:covered-table-cell/>
        </table:table-row>
        <table:table-row>
          <table:table-cell table:style-name="tf10.A6" office:value-type="string">
            <text:p text:style-name="P8">$10-12</text:p>
          </table:table-cell>
          <table:covered-table-cell/>
          <table:covered-table-cell/>
        </table:table-row>
      </table:table>
      <text:p text:style-name="P29"/>
      <table:table table:name="t1" table:style-name="t1">
        <table:table-column table:style-name="t1.A" table:number-columns-repeated="9"/>
        <text:soft-page-break/>
        <table:table-row>
          <table:table-cell table:style-name="t1.A1" table:number-columns-spanned="9" office:value-type="string">
            <text:p text:style-name="P27">в<text:span text:style-name="T5">)<text:tab/>Определение чувствительности к прямому нейтронному излучению БДКН-05</text:span></text:p>
            <text:p text:style-name="P24"/>
            <text:p text:style-name="P22"><text:span text:style-name="T8">Блок детектирования </text:span>нейтронного излучения БДКН-05 № <text:span text:style-name="T8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office:value-type="string">
            <text:p text:style-name="P25">Плотность потока в</text:p>
            <text:p text:style-name="P25"><text:span text:style-name="T5">i</text:span><text:span text:style-name="T10">-ой контроль-ной точке, </text:span><text:span text:style-name="T12">φ</text:span><text:span text:style-name="T15">oi</text:span><text:span text:style-name="T9">, </text:span><text:span text:style-name="T11">с</text:span><text:span text:style-name="T27">-1</text:span><text:span text:style-name="T12">·</text:span><text:span text:style-name="T11">см</text:span><text:span text:style-name="T27">-2</text:span></text:p>
          </table:table-cell>
          <table:table-cell table:style-name="t1.B2" office:value-type="string">
            <text:p text:style-name="P25">№ источника</text:p>
          </table:table-cell>
          <table:table-cell table:style-name="t1.B2" office:value-type="string">
            <text:p text:style-name="P25">Расстояние до источника <text:span text:style-name="T5">r</text:span><text:span text:style-name="T14">0</text:span><text:span text:style-name="T5">, </text:span><text:span text:style-name="T10">см</text:span></text:p>
          </table:table-cell>
          <table:table-cell table:style-name="t1.B2" office:value-type="string">
            <text:p text:style-name="P25">Значение <text:span text:style-name="T10">коэффици-ента</text:span> <text:span text:style-name="T5">b(r</text:span><text:span text:style-name="T14">0</text:span><text:span text:style-name="T5">)</text:span></text:p>
          </table:table-cell>
          <table:table-cell table:style-name="t1.B2" office:value-type="string">
            <text:p text:style-name="P25">Значение коэффициента <text:span text:style-name="T10">К</text:span></text:p>
          </table:table-cell>
          <table:table-cell table:style-name="t1.B2" office:value-type="string">
            <text:p text:style-name="P25">Показания прибора в контроль-ной точке, <text:span text:style-name="T7">N, </text:span><text:span text:style-name="T13">с</text:span><text:span text:style-name="T29">-1</text:span></text:p>
          </table:table-cell>
          <table:table-cell table:style-name="t1.B2" office:value-type="string">
            <text:p text:style-name="P25">Среднее значение показаний <text:span text:style-name="T7">N, </text:span><text:span text:style-name="T13">с</text:span><text:span text:style-name="T29">-1</text:span></text:p>
          </table:table-cell>
          <table:table-cell table:style-name="t1.B2" office:value-type="string">
            <text:p text:style-name="P25">Чувстви-тельность БД, <text:span text:style-name="T5">S, </text:span><text:span text:style-name="T10">имп.</text:span><text:span text:style-name="T12">·см</text:span><text:span text:style-name="T28">2</text:span><text:span text:style-name="T12">/ нейтр.</text:span></text:p>
          </table:table-cell>
          <table:table-cell table:style-name="t1.I2" office:value-type="string">
            <text:p text:style-name="P25">Условие соответ-ствия по ТУ <text:span text:style-name="T30">S</text:span><text:span text:style-name="T16">,</text:span><text:span text:style-name="T31">, имп</text:span><text:span text:style-name="T33">·</text:span><text:span text:style-name="T32">см</text:span><text:span text:style-name="T27">2</text:span><text:span text:style-name="T31">, не менее</text:span></text:p>
          </table:table-cell>
        </table:table-row>
        <table:table-row>
          <table:table-cell table:style-name="t1.A3" table:number-rows-spanned="3" office:value-type="string">
            <text:p text:style-name="P25">фон</text:p>
          </table:table-cell>
          <table:table-cell table:style-name="t1.B3" table:number-rows-spanned="3" office:value-type="string">
            <text:p text:style-name="P26">–</text:p>
          </table:table-cell>
          <table:table-cell table:style-name="t1.B3" table:number-rows-spanned="3" office:value-type="string">
            <text:p text:style-name="P26">–</text:p>
          </table:table-cell>
          <table:table-cell table:style-name="t1.B3" table:number-rows-spanned="3" office:value-type="string">
            <text:p text:style-name="P26">–</text:p>
          </table:table-cell>
          <table:table-cell table:style-name="t1.B3" table:number-rows-spanned="3" office:value-type="string">
            <text:p text:style-name="P26">–</text:p>
          </table:table-cell>
          <table:table-cell table:style-name="t1.B3" office:value-type="string">
            <text:p text:style-name="P8">$1-30</text:p>
          </table:table-cell>
          <table:table-cell table:style-name="t1.B3" table:number-rows-spanned="3" office:value-type="string">
            <text:p text:style-name="P8">$1-40</text:p>
          </table:table-cell>
          <table:table-cell table:style-name="t1.B3" table:number-rows-spanned="3" office:value-type="string">
            <text:p text:style-name="P26">–</text:p>
          </table:table-cell>
          <table:table-cell table:style-name="t1.I3" table:number-rows-spanned="3" office:value-type="string">
            <text:p text:style-name="P25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.B3" office:value-type="string">
            <text:p text:style-name="P8">$1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.B3" office:value-type="string">
            <text:p text:style-name="P8">$1-32</text:p>
          </table:table-cell>
          <table:covered-table-cell/>
          <table:covered-table-cell/>
          <table:covered-table-cell/>
        </table:table-row>
        <table:table-row>
          <table:table-cell table:style-name="t1.A6" table:number-rows-spanned="3" office:value-type="string">
            <text:p text:style-name="P25">2,5 – 500</text:p>
          </table:table-cell>
          <table:table-cell table:style-name="t1.B6" table:number-rows-spanned="3" office:value-type="string">
            <text:p text:style-name="P26">10</text:p>
          </table:table-cell>
          <table:table-cell table:style-name="t1.B6" table:number-rows-spanned="3" office:value-type="string">
            <text:p text:style-name="P26">100</text:p>
          </table:table-cell>
          <table:table-cell table:style-name="t1.B6" table:number-rows-spanned="3" office:value-type="string">
            <text:p text:style-name="P26">0,866</text:p>
          </table:table-cell>
          <table:table-cell table:style-name="t1.B6" table:number-rows-spanned="3" office:value-type="string">
            <text:p text:style-name="P26">0,785</text:p>
          </table:table-cell>
          <table:table-cell table:style-name="t1.B3" office:value-type="string">
            <text:p text:style-name="P8">$1-50</text:p>
          </table:table-cell>
          <table:table-cell table:style-name="t1.B6" table:number-rows-spanned="3" office:value-type="string">
            <text:p text:style-name="P8">$1-60</text:p>
          </table:table-cell>
          <table:table-cell table:style-name="t1.B6" table:number-rows-spanned="3" office:value-type="string">
            <text:p text:style-name="P26">9,99</text:p>
          </table:table-cell>
          <table:table-cell table:style-name="t1.I6" table:number-rows-spanned="3" office:value-type="string">
            <text:p text:style-name="P25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.B3" office:value-type="string">
            <text:p text:style-name="P8">$1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.B6" office:value-type="string">
            <text:p text:style-name="P8">$1-52</text:p>
          </table:table-cell>
          <table:covered-table-cell/>
          <table:covered-table-cell/>
          <table:covered-table-cell/>
        </table:table-row>
      </table:table>
      <table:table table:name="t2" table:style-name="t2">
        <table:table-column table:style-name="t2.A" table:number-columns-repeated="9"/>
        <table:table-row>
          <table:table-cell table:style-name="t2.A1" table:number-columns-spanned="9" office:value-type="string">
            <text:p text:style-name="P23"><text:span text:style-name="T8">Блок детектирования </text:span>нейтронного излучения БДКН-05 № <text:span text:style-name="T8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office:value-type="string">
            <text:p text:style-name="P25">Плотность потока в</text:p>
            <text:p text:style-name="P25"><text:span text:style-name="T5">i</text:span><text:span text:style-name="T10">-ой контроль-ной точке, </text:span><text:span text:style-name="T12">φ</text:span><text:span text:style-name="T15">oi</text:span><text:span text:style-name="T9">, </text:span><text:span text:style-name="T11">с</text:span><text:span text:style-name="T27">-1</text:span><text:span text:style-name="T12">·</text:span><text:span text:style-name="T11">см</text:span><text:span text:style-name="T27">-2</text:span></text:p>
          </table:table-cell>
          <table:table-cell table:style-name="t2.B2" office:value-type="string">
            <text:p text:style-name="P25">№ источника</text:p>
          </table:table-cell>
          <table:table-cell table:style-name="t2.B2" office:value-type="string">
            <text:p text:style-name="P25">Расстояние до источника <text:span text:style-name="T5">r</text:span><text:span text:style-name="T14">0</text:span><text:span text:style-name="T5">, </text:span><text:span text:style-name="T10">см</text:span></text:p>
          </table:table-cell>
          <table:table-cell table:style-name="t2.B2" office:value-type="string">
            <text:p text:style-name="P25">Значение <text:span text:style-name="T10">коэффици-ента</text:span> <text:span text:style-name="T5">b(r</text:span><text:span text:style-name="T14">0</text:span><text:span text:style-name="T5">)</text:span></text:p>
          </table:table-cell>
          <table:table-cell table:style-name="t2.B2" office:value-type="string">
            <text:p text:style-name="P25">Значение коэффициента <text:span text:style-name="T10">К</text:span></text:p>
          </table:table-cell>
          <table:table-cell table:style-name="t2.B2" office:value-type="string">
            <text:p text:style-name="P25">Показания прибора в контроль-ной точке, <text:span text:style-name="T7">N, </text:span><text:span text:style-name="T13">с</text:span><text:span text:style-name="T29">-1</text:span></text:p>
          </table:table-cell>
          <table:table-cell table:style-name="t2.B2" office:value-type="string">
            <text:p text:style-name="P25">Среднее значение показаний <text:span text:style-name="T7">N, </text:span><text:span text:style-name="T13">с</text:span><text:span text:style-name="T29">-1</text:span></text:p>
          </table:table-cell>
          <table:table-cell table:style-name="t2.B2" office:value-type="string">
            <text:p text:style-name="P25">Чувстви-тельность БД, <text:span text:style-name="T5">S, </text:span><text:span text:style-name="T10">имп.</text:span><text:span text:style-name="T12">·см</text:span><text:span text:style-name="T28">2</text:span><text:span text:style-name="T12">/ нейтр.</text:span></text:p>
          </table:table-cell>
          <table:table-cell table:style-name="t2.I2" office:value-type="string">
            <text:p text:style-name="P25">Условие соответ-ствия по ТУ <text:span text:style-name="T30">S</text:span><text:span text:style-name="T16">,</text:span><text:span text:style-name="T31">, имп</text:span><text:span text:style-name="T33">·</text:span><text:span text:style-name="T32">см</text:span><text:span text:style-name="T27">2</text:span><text:span text:style-name="T31">, не менее</text:span></text:p>
          </table:table-cell>
        </table:table-row>
        <table:table-row>
          <table:table-cell table:style-name="t2.A3" table:number-rows-spanned="3" office:value-type="string">
            <text:p text:style-name="P25">фон</text:p>
          </table:table-cell>
          <table:table-cell table:style-name="t2.B3" table:number-rows-spanned="3" office:value-type="string">
            <text:p text:style-name="P26">–</text:p>
          </table:table-cell>
          <table:table-cell table:style-name="t2.B3" table:number-rows-spanned="3" office:value-type="string">
            <text:p text:style-name="P26">–</text:p>
          </table:table-cell>
          <table:table-cell table:style-name="t2.B3" table:number-rows-spanned="3" office:value-type="string">
            <text:p text:style-name="P26">–</text:p>
          </table:table-cell>
          <table:table-cell table:style-name="t2.B3" table:number-rows-spanned="3" office:value-type="string">
            <text:p text:style-name="P26">–</text:p>
          </table:table-cell>
          <table:table-cell table:style-name="t2.B3" office:value-type="string">
            <text:p text:style-name="P8">$2-30</text:p>
          </table:table-cell>
          <table:table-cell table:style-name="t2.B3" table:number-rows-spanned="3" office:value-type="string">
            <text:p text:style-name="P8">$2-40</text:p>
          </table:table-cell>
          <table:table-cell table:style-name="t2.B3" table:number-rows-spanned="3" office:value-type="string">
            <text:p text:style-name="P26">–</text:p>
          </table:table-cell>
          <table:table-cell table:style-name="t2.I3" table:number-rows-spanned="3" office:value-type="string">
            <text:p text:style-name="P25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2.B3" office:value-type="string">
            <text:p text:style-name="P8">$2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2.B3" office:value-type="string">
            <text:p text:style-name="P8">$2-32</text:p>
          </table:table-cell>
          <table:covered-table-cell/>
          <table:covered-table-cell/>
          <table:covered-table-cell/>
        </table:table-row>
        <table:table-row>
          <table:table-cell table:style-name="t2.A6" table:number-rows-spanned="3" office:value-type="string">
            <text:p text:style-name="P25">2,5 – 500</text:p>
          </table:table-cell>
          <table:table-cell table:style-name="t2.B6" table:number-rows-spanned="3" office:value-type="string">
            <text:p text:style-name="P26">10</text:p>
          </table:table-cell>
          <table:table-cell table:style-name="t2.B6" table:number-rows-spanned="3" office:value-type="string">
            <text:p text:style-name="P26">100</text:p>
          </table:table-cell>
          <table:table-cell table:style-name="t2.B6" table:number-rows-spanned="3" office:value-type="string">
            <text:p text:style-name="P26">0,866</text:p>
          </table:table-cell>
          <table:table-cell table:style-name="t2.B6" table:number-rows-spanned="3" office:value-type="string">
            <text:p text:style-name="P26">0,785</text:p>
          </table:table-cell>
          <table:table-cell table:style-name="t2.F6" office:value-type="string">
            <text:p text:style-name="P8">$2-50</text:p>
          </table:table-cell>
          <table:table-cell table:style-name="t2.B6" table:number-rows-spanned="3" office:value-type="string">
            <text:p text:style-name="P8">$2-60</text:p>
          </table:table-cell>
          <table:table-cell table:style-name="t2.B6" table:number-rows-spanned="3" office:value-type="string">
            <text:p text:style-name="P26">9,99</text:p>
          </table:table-cell>
          <table:table-cell table:style-name="t2.I6" table:number-rows-spanned="3" office:value-type="string">
            <text:p text:style-name="P25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2.F7" office:value-type="string">
            <text:p text:style-name="P8">$2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2.B6" office:value-type="string">
            <text:p text:style-name="P8">$2-52</text:p>
          </table:table-cell>
          <table:covered-table-cell/>
          <table:covered-table-cell/>
          <table:covered-table-cell/>
        </table:table-row>
      </table:table>
      <table:table table:name="t3" table:style-name="t3">
        <table:table-column table:style-name="t3.A" table:number-columns-repeated="9"/>
        <table:table-row>
          <table:table-cell table:style-name="t3.A1" table:number-columns-spanned="9" office:value-type="string">
            <text:p text:style-name="P23"><text:span text:style-name="T8">Блок детектирования </text:span>нейтронного излучения БДКН-05 № <text:span text:style-name="T8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office:value-type="string">
            <text:p text:style-name="P25">Плотность потока в</text:p>
            <text:p text:style-name="P25"><text:span text:style-name="T5">i</text:span><text:span text:style-name="T10">-ой контроль-ной точке, </text:span><text:span text:style-name="T12">φ</text:span><text:span text:style-name="T15">oi</text:span><text:span text:style-name="T9">, </text:span><text:span text:style-name="T11">с</text:span><text:span text:style-name="T27">-1</text:span><text:span text:style-name="T12">·</text:span><text:span text:style-name="T11">см</text:span><text:span text:style-name="T27">-2</text:span></text:p>
          </table:table-cell>
          <table:table-cell table:style-name="t3.B2" office:value-type="string">
            <text:p text:style-name="P25">№ источника</text:p>
          </table:table-cell>
          <table:table-cell table:style-name="t3.B2" office:value-type="string">
            <text:p text:style-name="P25">Расстояние до источника <text:span text:style-name="T5">r</text:span><text:span text:style-name="T14">0</text:span><text:span text:style-name="T5">, </text:span><text:span text:style-name="T10">см</text:span></text:p>
          </table:table-cell>
          <table:table-cell table:style-name="t3.B2" office:value-type="string">
            <text:p text:style-name="P25">Значение <text:span text:style-name="T10">коэффици-ента</text:span> <text:span text:style-name="T5">b(r</text:span><text:span text:style-name="T14">0</text:span><text:span text:style-name="T5">)</text:span></text:p>
          </table:table-cell>
          <table:table-cell table:style-name="t3.B2" office:value-type="string">
            <text:p text:style-name="P25">Значение коэффициента <text:span text:style-name="T10">К</text:span></text:p>
          </table:table-cell>
          <table:table-cell table:style-name="t3.B2" office:value-type="string">
            <text:p text:style-name="P25">Показания прибора в контроль-ной точке, <text:span text:style-name="T7">N, </text:span><text:span text:style-name="T13">с</text:span><text:span text:style-name="T29">-1</text:span></text:p>
          </table:table-cell>
          <table:table-cell table:style-name="t3.B2" office:value-type="string">
            <text:p text:style-name="P25">Среднее значение показаний <text:span text:style-name="T7">N, </text:span><text:span text:style-name="T13">с</text:span><text:span text:style-name="T29">-1</text:span></text:p>
          </table:table-cell>
          <table:table-cell table:style-name="t3.B2" office:value-type="string">
            <text:p text:style-name="P25">Чувстви-тельность БД, <text:span text:style-name="T5">S, </text:span><text:span text:style-name="T10">имп.</text:span><text:span text:style-name="T12">·см</text:span><text:span text:style-name="T28">2</text:span><text:span text:style-name="T12">/ нейтр.</text:span></text:p>
          </table:table-cell>
          <table:table-cell table:style-name="t3.I2" office:value-type="string">
            <text:p text:style-name="P25">Условие соответ-ствия по ТУ <text:span text:style-name="T30">S</text:span><text:span text:style-name="T16">,</text:span><text:span text:style-name="T31">, имп</text:span><text:span text:style-name="T33">·</text:span><text:span text:style-name="T32">см</text:span><text:span text:style-name="T27">2</text:span><text:span text:style-name="T31">, не менее</text:span></text:p>
          </table:table-cell>
        </table:table-row>
        <table:table-row>
          <table:table-cell table:style-name="t3.A3" table:number-rows-spanned="3" office:value-type="string">
            <text:p text:style-name="P25">фон</text:p>
          </table:table-cell>
          <table:table-cell table:style-name="t3.B3" table:number-rows-spanned="3" office:value-type="string">
            <text:p text:style-name="P26">–</text:p>
          </table:table-cell>
          <table:table-cell table:style-name="t3.B3" table:number-rows-spanned="3" office:value-type="string">
            <text:p text:style-name="P26">–</text:p>
          </table:table-cell>
          <table:table-cell table:style-name="t3.B3" table:number-rows-spanned="3" office:value-type="string">
            <text:p text:style-name="P26">–</text:p>
          </table:table-cell>
          <table:table-cell table:style-name="t3.B3" table:number-rows-spanned="3" office:value-type="string">
            <text:p text:style-name="P26">–</text:p>
          </table:table-cell>
          <table:table-cell table:style-name="t3.B3" office:value-type="string">
            <text:p text:style-name="P8">$3-30</text:p>
          </table:table-cell>
          <table:table-cell table:style-name="t3.B3" table:number-rows-spanned="3" office:value-type="string">
            <text:p text:style-name="P8">$3-40</text:p>
          </table:table-cell>
          <table:table-cell table:style-name="t3.B3" table:number-rows-spanned="3" office:value-type="string">
            <text:p text:style-name="P26">–</text:p>
          </table:table-cell>
          <table:table-cell table:style-name="t3.I3" table:number-rows-spanned="3" office:value-type="string">
            <text:p text:style-name="P25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3.B3" office:value-type="string">
            <text:p text:style-name="P8">$3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3.B3" office:value-type="string">
            <text:p text:style-name="P8">$3-32</text:p>
          </table:table-cell>
          <table:covered-table-cell/>
          <table:covered-table-cell/>
          <table:covered-table-cell/>
        </table:table-row>
        <table:table-row>
          <table:table-cell table:style-name="t3.A6" table:number-rows-spanned="3" office:value-type="string">
            <text:p text:style-name="P25">2,5 – 500</text:p>
          </table:table-cell>
          <table:table-cell table:style-name="t3.B6" table:number-rows-spanned="3" office:value-type="string">
            <text:p text:style-name="P26">10</text:p>
          </table:table-cell>
          <table:table-cell table:style-name="t3.B6" table:number-rows-spanned="3" office:value-type="string">
            <text:p text:style-name="P26">100</text:p>
          </table:table-cell>
          <table:table-cell table:style-name="t3.B6" table:number-rows-spanned="3" office:value-type="string">
            <text:p text:style-name="P26">0,866</text:p>
          </table:table-cell>
          <table:table-cell table:style-name="t3.B6" table:number-rows-spanned="3" office:value-type="string">
            <text:p text:style-name="P26">0,785</text:p>
          </table:table-cell>
          <table:table-cell table:style-name="t3.F6" office:value-type="string">
            <text:p text:style-name="P8">$3-50</text:p>
          </table:table-cell>
          <table:table-cell table:style-name="t3.B6" table:number-rows-spanned="3" office:value-type="string">
            <text:p text:style-name="P8">$3-60</text:p>
          </table:table-cell>
          <table:table-cell table:style-name="t3.B6" table:number-rows-spanned="3" office:value-type="string">
            <text:p text:style-name="P26">9,99</text:p>
          </table:table-cell>
          <table:table-cell table:style-name="t3.I6" table:number-rows-spanned="3" office:value-type="string">
            <text:p text:style-name="P25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3.F7" office:value-type="string">
            <text:p text:style-name="P8">$3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3.B6" office:value-type="string">
            <text:p text:style-name="P8">$3-52</text:p>
          </table:table-cell>
          <table:covered-table-cell/>
          <table:covered-table-cell/>
          <table:covered-table-cell/>
        </table:table-row>
      </table:table>
      <table:table table:name="t4" table:style-name="t4">
        <table:table-column table:style-name="t4.A" table:number-columns-repeated="9"/>
        <table:table-row>
          <table:table-cell table:style-name="t4.A1" table:number-columns-spanned="9" office:value-type="string">
            <text:p text:style-name="P23"><text:span text:style-name="T8">Блок детектирования </text:span>нейтронного излучения БДКН-05 № <text:span text:style-name="T8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office:value-type="string">
            <text:p text:style-name="P25">Плотность потока в</text:p>
            <text:p text:style-name="P25"><text:span text:style-name="T5">i</text:span><text:span text:style-name="T10">-ой контроль-ной точке, </text:span><text:span text:style-name="T12">φ</text:span><text:span text:style-name="T15">oi</text:span><text:span text:style-name="T9">, </text:span><text:span text:style-name="T11">с</text:span><text:span text:style-name="T27">-1</text:span><text:span text:style-name="T12">·</text:span><text:span text:style-name="T11">см</text:span><text:span text:style-name="T27">-2</text:span></text:p>
          </table:table-cell>
          <table:table-cell table:style-name="t4.B2" office:value-type="string">
            <text:p text:style-name="P25">№ источника</text:p>
          </table:table-cell>
          <table:table-cell table:style-name="t4.B2" office:value-type="string">
            <text:p text:style-name="P25">Расстояние до источника <text:span text:style-name="T5">r</text:span><text:span text:style-name="T14">0</text:span><text:span text:style-name="T5">, </text:span><text:span text:style-name="T10">см</text:span></text:p>
          </table:table-cell>
          <table:table-cell table:style-name="t4.B2" office:value-type="string">
            <text:p text:style-name="P25">Значение <text:span text:style-name="T10">коэффици-ента</text:span> <text:span text:style-name="T5">b(r</text:span><text:span text:style-name="T14">0</text:span><text:span text:style-name="T5">)</text:span></text:p>
          </table:table-cell>
          <table:table-cell table:style-name="t4.B2" office:value-type="string">
            <text:p text:style-name="P25">Значение коэффициента <text:span text:style-name="T10">К</text:span></text:p>
          </table:table-cell>
          <table:table-cell table:style-name="t4.B2" office:value-type="string">
            <text:p text:style-name="P25">Показания прибора в контроль-ной точке, <text:span text:style-name="T7">N, </text:span><text:span text:style-name="T13">с</text:span><text:span text:style-name="T29">-1</text:span></text:p>
          </table:table-cell>
          <table:table-cell table:style-name="t4.B2" office:value-type="string">
            <text:p text:style-name="P25">Среднее значение показаний <text:span text:style-name="T7">N, </text:span><text:span text:style-name="T13">с</text:span><text:span text:style-name="T29">-1</text:span></text:p>
          </table:table-cell>
          <table:table-cell table:style-name="t4.B2" office:value-type="string">
            <text:p text:style-name="P25">Чувстви-тельность БД, <text:span text:style-name="T5">S, </text:span><text:span text:style-name="T10">имп.</text:span><text:span text:style-name="T12">·см</text:span><text:span text:style-name="T28">2</text:span><text:span text:style-name="T12">/ нейтр.</text:span></text:p>
          </table:table-cell>
          <table:table-cell table:style-name="t4.I2" office:value-type="string">
            <text:p text:style-name="P25">Условие соответ-ствия по ТУ <text:span text:style-name="T30">S</text:span><text:span text:style-name="T16">,</text:span><text:span text:style-name="T31">, имп</text:span><text:span text:style-name="T33">·</text:span><text:span text:style-name="T32">см</text:span><text:span text:style-name="T27">2</text:span><text:span text:style-name="T31">, не менее</text:span></text:p>
          </table:table-cell>
        </table:table-row>
        <table:table-row>
          <table:table-cell table:style-name="t4.A3" table:number-rows-spanned="3" office:value-type="string">
            <text:p text:style-name="P25">фон</text:p>
          </table:table-cell>
          <table:table-cell table:style-name="t4.B3" table:number-rows-spanned="3" office:value-type="string">
            <text:p text:style-name="P26">–</text:p>
          </table:table-cell>
          <table:table-cell table:style-name="t4.B3" table:number-rows-spanned="3" office:value-type="string">
            <text:p text:style-name="P26">–</text:p>
          </table:table-cell>
          <table:table-cell table:style-name="t4.B3" table:number-rows-spanned="3" office:value-type="string">
            <text:p text:style-name="P26">–</text:p>
          </table:table-cell>
          <table:table-cell table:style-name="t4.B3" table:number-rows-spanned="3" office:value-type="string">
            <text:p text:style-name="P26">–</text:p>
          </table:table-cell>
          <table:table-cell table:style-name="t4.B3" office:value-type="string">
            <text:p text:style-name="P8">$4-30</text:p>
          </table:table-cell>
          <table:table-cell table:style-name="t4.B3" table:number-rows-spanned="3" office:value-type="string">
            <text:p text:style-name="P8">$4-40</text:p>
          </table:table-cell>
          <table:table-cell table:style-name="t4.B3" table:number-rows-spanned="3" office:value-type="string">
            <text:p text:style-name="P26">–</text:p>
          </table:table-cell>
          <table:table-cell table:style-name="t4.I3" table:number-rows-spanned="3" office:value-type="string">
            <text:p text:style-name="P25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4.B3" office:value-type="string">
            <text:p text:style-name="P8">$4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4.B3" office:value-type="string">
            <text:p text:style-name="P8">$4-32</text:p>
          </table:table-cell>
          <table:covered-table-cell/>
          <table:covered-table-cell/>
          <table:covered-table-cell/>
        </table:table-row>
        <table:table-row>
          <table:table-cell table:style-name="t4.A6" table:number-rows-spanned="3" office:value-type="string">
            <text:p text:style-name="P25">2,5 – 500</text:p>
          </table:table-cell>
          <table:table-cell table:style-name="t4.B6" table:number-rows-spanned="3" office:value-type="string">
            <text:p text:style-name="P26">10</text:p>
          </table:table-cell>
          <table:table-cell table:style-name="t4.B6" table:number-rows-spanned="3" office:value-type="string">
            <text:p text:style-name="P26">100</text:p>
          </table:table-cell>
          <table:table-cell table:style-name="t4.B6" table:number-rows-spanned="3" office:value-type="string">
            <text:p text:style-name="P26">0,866</text:p>
          </table:table-cell>
          <table:table-cell table:style-name="t4.B6" table:number-rows-spanned="3" office:value-type="string">
            <text:p text:style-name="P26">0,785</text:p>
          </table:table-cell>
          <table:table-cell table:style-name="t4.F6" office:value-type="string">
            <text:p text:style-name="P8">$4-50</text:p>
          </table:table-cell>
          <table:table-cell table:style-name="t4.B6" table:number-rows-spanned="3" office:value-type="string">
            <text:p text:style-name="P8">$4-60</text:p>
          </table:table-cell>
          <table:table-cell table:style-name="t4.B6" table:number-rows-spanned="3" office:value-type="string">
            <text:p text:style-name="P26">9,99</text:p>
          </table:table-cell>
          <table:table-cell table:style-name="t4.I6" table:number-rows-spanned="3" office:value-type="string">
            <text:p text:style-name="P25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4.F7" office:value-type="string">
            <text:p text:style-name="P8">$4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4.B6" office:value-type="string">
            <text:p text:style-name="P8">$4-52</text:p>
          </table:table-cell>
          <table:covered-table-cell/>
          <table:covered-table-cell/>
          <table:covered-table-cell/>
        </table:table-row>
      </table:table>
      <table:table table:name="t5" table:style-name="t5">
        <table:table-column table:style-name="t5.A" table:number-columns-repeated="9"/>
        <text:soft-page-break/>
        <table:table-row>
          <table:table-cell table:style-name="t5.A1" table:number-columns-spanned="9" office:value-type="string">
            <text:p text:style-name="P23"><text:span text:style-name="T8">Блок детектирования </text:span>нейтронного излучения БДКН-05 № <text:span text:style-name="T8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office:value-type="string">
            <text:p text:style-name="P25">Плотность потока в</text:p>
            <text:p text:style-name="P25"><text:span text:style-name="T5">i</text:span><text:span text:style-name="T10">-ой контроль-ной точке, </text:span><text:span text:style-name="T12">φ</text:span><text:span text:style-name="T15">oi</text:span><text:span text:style-name="T9">, </text:span><text:span text:style-name="T11">с</text:span><text:span text:style-name="T27">-1</text:span><text:span text:style-name="T12">·</text:span><text:span text:style-name="T11">см</text:span><text:span text:style-name="T27">-2</text:span></text:p>
          </table:table-cell>
          <table:table-cell table:style-name="t5.B2" office:value-type="string">
            <text:p text:style-name="P25">№ источника</text:p>
          </table:table-cell>
          <table:table-cell table:style-name="t5.B2" office:value-type="string">
            <text:p text:style-name="P25">Расстояние до источника <text:span text:style-name="T5">r</text:span><text:span text:style-name="T14">0</text:span><text:span text:style-name="T5">, </text:span><text:span text:style-name="T10">см</text:span></text:p>
          </table:table-cell>
          <table:table-cell table:style-name="t5.B2" office:value-type="string">
            <text:p text:style-name="P25">Значение <text:span text:style-name="T10">коэффици-ента</text:span> <text:span text:style-name="T5">b(r</text:span><text:span text:style-name="T14">0</text:span><text:span text:style-name="T5">)</text:span></text:p>
          </table:table-cell>
          <table:table-cell table:style-name="t5.B2" office:value-type="string">
            <text:p text:style-name="P25">Значение коэффициента <text:span text:style-name="T10">К</text:span></text:p>
          </table:table-cell>
          <table:table-cell table:style-name="t5.B2" office:value-type="string">
            <text:p text:style-name="P25">Показания прибора в контроль-ной точке, <text:span text:style-name="T7">N, </text:span><text:span text:style-name="T13">с</text:span><text:span text:style-name="T29">-1</text:span></text:p>
          </table:table-cell>
          <table:table-cell table:style-name="t5.B2" office:value-type="string">
            <text:p text:style-name="P25">Среднее значение показаний <text:span text:style-name="T7">N, </text:span><text:span text:style-name="T13">с</text:span><text:span text:style-name="T29">-1</text:span></text:p>
          </table:table-cell>
          <table:table-cell table:style-name="t5.B2" office:value-type="string">
            <text:p text:style-name="P25">Чувстви-тельность БД, <text:span text:style-name="T5">S, </text:span><text:span text:style-name="T10">имп.</text:span><text:span text:style-name="T12">·см</text:span><text:span text:style-name="T28">2</text:span><text:span text:style-name="T12">/ нейтр.</text:span></text:p>
          </table:table-cell>
          <table:table-cell table:style-name="t5.I2" office:value-type="string">
            <text:p text:style-name="P25">Условие соответ-ствия по ТУ <text:span text:style-name="T30">S</text:span><text:span text:style-name="T16">,</text:span><text:span text:style-name="T31">, имп</text:span><text:span text:style-name="T33">·</text:span><text:span text:style-name="T32">см</text:span><text:span text:style-name="T27">2</text:span><text:span text:style-name="T31">, не менее</text:span></text:p>
          </table:table-cell>
        </table:table-row>
        <table:table-row>
          <table:table-cell table:style-name="t5.A3" table:number-rows-spanned="3" office:value-type="string">
            <text:p text:style-name="P25">фон</text:p>
          </table:table-cell>
          <table:table-cell table:style-name="t5.B3" table:number-rows-spanned="3" office:value-type="string">
            <text:p text:style-name="P26">–</text:p>
          </table:table-cell>
          <table:table-cell table:style-name="t5.B3" table:number-rows-spanned="3" office:value-type="string">
            <text:p text:style-name="P26">–</text:p>
          </table:table-cell>
          <table:table-cell table:style-name="t5.B3" table:number-rows-spanned="3" office:value-type="string">
            <text:p text:style-name="P26">–</text:p>
          </table:table-cell>
          <table:table-cell table:style-name="t5.B3" table:number-rows-spanned="3" office:value-type="string">
            <text:p text:style-name="P26">–</text:p>
          </table:table-cell>
          <table:table-cell table:style-name="t5.B3" office:value-type="string">
            <text:p text:style-name="P8">$5-30</text:p>
          </table:table-cell>
          <table:table-cell table:style-name="t5.B3" table:number-rows-spanned="3" office:value-type="string">
            <text:p text:style-name="P8">$5-40</text:p>
          </table:table-cell>
          <table:table-cell table:style-name="t5.B3" table:number-rows-spanned="3" office:value-type="string">
            <text:p text:style-name="P26">–</text:p>
          </table:table-cell>
          <table:table-cell table:style-name="t5.I3" table:number-rows-spanned="3" office:value-type="string">
            <text:p text:style-name="P25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5.B3" office:value-type="string">
            <text:p text:style-name="P8">$5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5.B3" office:value-type="string">
            <text:p text:style-name="P8">$5-32</text:p>
          </table:table-cell>
          <table:covered-table-cell/>
          <table:covered-table-cell/>
          <table:covered-table-cell/>
        </table:table-row>
        <table:table-row>
          <table:table-cell table:style-name="t5.A6" table:number-rows-spanned="3" office:value-type="string">
            <text:p text:style-name="P25">2,5 – 500</text:p>
          </table:table-cell>
          <table:table-cell table:style-name="t5.B6" table:number-rows-spanned="3" office:value-type="string">
            <text:p text:style-name="P26">10</text:p>
          </table:table-cell>
          <table:table-cell table:style-name="t5.B6" table:number-rows-spanned="3" office:value-type="string">
            <text:p text:style-name="P26">100</text:p>
          </table:table-cell>
          <table:table-cell table:style-name="t5.B6" table:number-rows-spanned="3" office:value-type="string">
            <text:p text:style-name="P26">0,866</text:p>
          </table:table-cell>
          <table:table-cell table:style-name="t5.B6" table:number-rows-spanned="3" office:value-type="string">
            <text:p text:style-name="P26">0,785</text:p>
          </table:table-cell>
          <table:table-cell table:style-name="t5.F6" office:value-type="string">
            <text:p text:style-name="P8">$5-50</text:p>
          </table:table-cell>
          <table:table-cell table:style-name="t5.B6" table:number-rows-spanned="3" office:value-type="string">
            <text:p text:style-name="P8">$5-60</text:p>
          </table:table-cell>
          <table:table-cell table:style-name="t5.B6" table:number-rows-spanned="3" office:value-type="string">
            <text:p text:style-name="P26">9,99</text:p>
          </table:table-cell>
          <table:table-cell table:style-name="t5.I6" table:number-rows-spanned="3" office:value-type="string">
            <text:p text:style-name="P25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5.F7" office:value-type="string">
            <text:p text:style-name="P8">$5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5.B6" office:value-type="string">
            <text:p text:style-name="P8">$5-52</text:p>
          </table:table-cell>
          <table:covered-table-cell/>
          <table:covered-table-cell/>
          <table:covered-table-cell/>
        </table:table-row>
      </table:table>
      <table:table table:name="t6" table:style-name="t6">
        <table:table-column table:style-name="t6.A" table:number-columns-repeated="9"/>
        <table:table-row>
          <table:table-cell table:style-name="t6.A1" table:number-columns-spanned="9" office:value-type="string">
            <text:p text:style-name="P23"><text:span text:style-name="T8">Блок детектирования </text:span>нейтронного излучения БДКН-05 № <text:span text:style-name="T8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office:value-type="string">
            <text:p text:style-name="P25">Плотность потока в</text:p>
            <text:p text:style-name="P25"><text:span text:style-name="T5">i</text:span><text:span text:style-name="T10">-ой контроль-ной точке, </text:span><text:span text:style-name="T12">φ</text:span><text:span text:style-name="T15">oi</text:span><text:span text:style-name="T9">, </text:span><text:span text:style-name="T11">с</text:span><text:span text:style-name="T27">-1</text:span><text:span text:style-name="T12">·</text:span><text:span text:style-name="T11">см</text:span><text:span text:style-name="T27">-2</text:span></text:p>
          </table:table-cell>
          <table:table-cell table:style-name="t6.B2" office:value-type="string">
            <text:p text:style-name="P25">№ источника</text:p>
          </table:table-cell>
          <table:table-cell table:style-name="t6.B2" office:value-type="string">
            <text:p text:style-name="P25">Расстояние до источника <text:span text:style-name="T5">r</text:span><text:span text:style-name="T14">0</text:span><text:span text:style-name="T5">, </text:span><text:span text:style-name="T10">см</text:span></text:p>
          </table:table-cell>
          <table:table-cell table:style-name="t6.B2" office:value-type="string">
            <text:p text:style-name="P25">Значение <text:span text:style-name="T10">коэффици-ента</text:span> <text:span text:style-name="T5">b(r</text:span><text:span text:style-name="T14">0</text:span><text:span text:style-name="T5">)</text:span></text:p>
          </table:table-cell>
          <table:table-cell table:style-name="t6.B2" office:value-type="string">
            <text:p text:style-name="P25">Значение коэффициента <text:span text:style-name="T10">К</text:span></text:p>
          </table:table-cell>
          <table:table-cell table:style-name="t6.B2" office:value-type="string">
            <text:p text:style-name="P25">Показания прибора в контроль-ной точке, <text:span text:style-name="T7">N, </text:span><text:span text:style-name="T13">с</text:span><text:span text:style-name="T29">-1</text:span></text:p>
          </table:table-cell>
          <table:table-cell table:style-name="t6.B2" office:value-type="string">
            <text:p text:style-name="P25">Среднее значение показаний <text:span text:style-name="T7">N, </text:span><text:span text:style-name="T13">с</text:span><text:span text:style-name="T29">-1</text:span></text:p>
          </table:table-cell>
          <table:table-cell table:style-name="t6.B2" office:value-type="string">
            <text:p text:style-name="P25">Чувстви-тельность БД, <text:span text:style-name="T5">S, </text:span><text:span text:style-name="T10">имп.</text:span><text:span text:style-name="T12">·см</text:span><text:span text:style-name="T28">2</text:span><text:span text:style-name="T12">/ нейтр.</text:span></text:p>
          </table:table-cell>
          <table:table-cell table:style-name="t6.I2" office:value-type="string">
            <text:p text:style-name="P25">Условие соответ-ствия по ТУ <text:span text:style-name="T30">S</text:span><text:span text:style-name="T16">,</text:span><text:span text:style-name="T31">, имп</text:span><text:span text:style-name="T33">·</text:span><text:span text:style-name="T32">см</text:span><text:span text:style-name="T27">2</text:span><text:span text:style-name="T31">, не менее</text:span></text:p>
          </table:table-cell>
        </table:table-row>
        <table:table-row>
          <table:table-cell table:style-name="t6.A3" table:number-rows-spanned="3" office:value-type="string">
            <text:p text:style-name="P25">фон</text:p>
          </table:table-cell>
          <table:table-cell table:style-name="t6.B3" table:number-rows-spanned="3" office:value-type="string">
            <text:p text:style-name="P26">–</text:p>
          </table:table-cell>
          <table:table-cell table:style-name="t6.B3" table:number-rows-spanned="3" office:value-type="string">
            <text:p text:style-name="P26">–</text:p>
          </table:table-cell>
          <table:table-cell table:style-name="t6.B3" table:number-rows-spanned="3" office:value-type="string">
            <text:p text:style-name="P26">–</text:p>
          </table:table-cell>
          <table:table-cell table:style-name="t6.B3" table:number-rows-spanned="3" office:value-type="string">
            <text:p text:style-name="P26">–</text:p>
          </table:table-cell>
          <table:table-cell table:style-name="t6.B3" office:value-type="string">
            <text:p text:style-name="P8">$6-30</text:p>
          </table:table-cell>
          <table:table-cell table:style-name="t6.B3" table:number-rows-spanned="3" office:value-type="string">
            <text:p text:style-name="P8">$6-40</text:p>
          </table:table-cell>
          <table:table-cell table:style-name="t6.B3" table:number-rows-spanned="3" office:value-type="string">
            <text:p text:style-name="P26">–</text:p>
          </table:table-cell>
          <table:table-cell table:style-name="t6.I3" table:number-rows-spanned="3" office:value-type="string">
            <text:p text:style-name="P25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6.B3" office:value-type="string">
            <text:p text:style-name="P8">$6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6.B3" office:value-type="string">
            <text:p text:style-name="P8">$6-32</text:p>
          </table:table-cell>
          <table:covered-table-cell/>
          <table:covered-table-cell/>
          <table:covered-table-cell/>
        </table:table-row>
        <table:table-row>
          <table:table-cell table:style-name="t6.A6" table:number-rows-spanned="3" office:value-type="string">
            <text:p text:style-name="P25">2,5 – 500</text:p>
          </table:table-cell>
          <table:table-cell table:style-name="t6.B6" table:number-rows-spanned="3" office:value-type="string">
            <text:p text:style-name="P26">10</text:p>
          </table:table-cell>
          <table:table-cell table:style-name="t6.B6" table:number-rows-spanned="3" office:value-type="string">
            <text:p text:style-name="P26">100</text:p>
          </table:table-cell>
          <table:table-cell table:style-name="t6.B6" table:number-rows-spanned="3" office:value-type="string">
            <text:p text:style-name="P26">0,866</text:p>
          </table:table-cell>
          <table:table-cell table:style-name="t6.B6" table:number-rows-spanned="3" office:value-type="string">
            <text:p text:style-name="P26">0,785</text:p>
          </table:table-cell>
          <table:table-cell table:style-name="t6.F6" office:value-type="string">
            <text:p text:style-name="P8">$6-50</text:p>
          </table:table-cell>
          <table:table-cell table:style-name="t6.B6" table:number-rows-spanned="3" office:value-type="string">
            <text:p text:style-name="P8">$6-60</text:p>
          </table:table-cell>
          <table:table-cell table:style-name="t6.B6" table:number-rows-spanned="3" office:value-type="string">
            <text:p text:style-name="P26">9,99</text:p>
          </table:table-cell>
          <table:table-cell table:style-name="t6.I6" table:number-rows-spanned="3" office:value-type="string">
            <text:p text:style-name="P25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6.F7" office:value-type="string">
            <text:p text:style-name="P8">$6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6.B6" office:value-type="string">
            <text:p text:style-name="P8">$6-52</text:p>
          </table:table-cell>
          <table:covered-table-cell/>
          <table:covered-table-cell/>
          <table:covered-table-cell/>
        </table:table-row>
      </table:table>
      <table:table table:name="t7" table:style-name="t7">
        <table:table-column table:style-name="t7.A" table:number-columns-repeated="9"/>
        <table:table-row>
          <table:table-cell table:style-name="t7.A1" table:number-columns-spanned="9" office:value-type="string">
            <text:p text:style-name="P23"><text:span text:style-name="T8">Блок детектирования </text:span>нейтронного излучения БДКН-05 № <text:span text:style-name="T8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office:value-type="string">
            <text:p text:style-name="P25">Плотность потока в</text:p>
            <text:p text:style-name="P25"><text:span text:style-name="T5">i</text:span><text:span text:style-name="T10">-ой контроль-ной точке, </text:span><text:span text:style-name="T12">φ</text:span><text:span text:style-name="T15">oi</text:span><text:span text:style-name="T9">, </text:span><text:span text:style-name="T11">с</text:span><text:span text:style-name="T27">-1</text:span><text:span text:style-name="T12">·</text:span><text:span text:style-name="T11">см</text:span><text:span text:style-name="T27">-2</text:span></text:p>
          </table:table-cell>
          <table:table-cell table:style-name="t7.B2" office:value-type="string">
            <text:p text:style-name="P25">№ источника</text:p>
          </table:table-cell>
          <table:table-cell table:style-name="t7.B2" office:value-type="string">
            <text:p text:style-name="P25">Расстояние до источника <text:span text:style-name="T5">r</text:span><text:span text:style-name="T14">0</text:span><text:span text:style-name="T5">, </text:span><text:span text:style-name="T10">см</text:span></text:p>
          </table:table-cell>
          <table:table-cell table:style-name="t7.B2" office:value-type="string">
            <text:p text:style-name="P25">Значение <text:span text:style-name="T10">коэффици-ента</text:span> <text:span text:style-name="T5">b(r</text:span><text:span text:style-name="T14">0</text:span><text:span text:style-name="T5">)</text:span></text:p>
          </table:table-cell>
          <table:table-cell table:style-name="t7.B2" office:value-type="string">
            <text:p text:style-name="P25">Значение коэффициента <text:span text:style-name="T10">К</text:span></text:p>
          </table:table-cell>
          <table:table-cell table:style-name="t7.B2" office:value-type="string">
            <text:p text:style-name="P25">Показания прибора в контроль-ной точке, <text:span text:style-name="T7">N, </text:span><text:span text:style-name="T13">с</text:span><text:span text:style-name="T29">-1</text:span></text:p>
          </table:table-cell>
          <table:table-cell table:style-name="t7.B2" office:value-type="string">
            <text:p text:style-name="P25">Среднее значение показаний <text:span text:style-name="T7">N, </text:span><text:span text:style-name="T13">с</text:span><text:span text:style-name="T29">-1</text:span></text:p>
          </table:table-cell>
          <table:table-cell table:style-name="t7.B2" office:value-type="string">
            <text:p text:style-name="P25">Чувстви-тельность БД, <text:span text:style-name="T5">S, </text:span><text:span text:style-name="T10">имп.</text:span><text:span text:style-name="T12">·см</text:span><text:span text:style-name="T28">2</text:span><text:span text:style-name="T12">/ нейтр.</text:span></text:p>
          </table:table-cell>
          <table:table-cell table:style-name="t7.I2" office:value-type="string">
            <text:p text:style-name="P25">Условие соответ-ствия по ТУ <text:span text:style-name="T30">S</text:span><text:span text:style-name="T16">,</text:span><text:span text:style-name="T31">, имп</text:span><text:span text:style-name="T33">·</text:span><text:span text:style-name="T32">см</text:span><text:span text:style-name="T27">2</text:span><text:span text:style-name="T31">, не менее</text:span></text:p>
          </table:table-cell>
        </table:table-row>
        <table:table-row>
          <table:table-cell table:style-name="t7.A3" table:number-rows-spanned="3" office:value-type="string">
            <text:p text:style-name="P25">фон</text:p>
          </table:table-cell>
          <table:table-cell table:style-name="t7.B3" table:number-rows-spanned="3" office:value-type="string">
            <text:p text:style-name="P26">–</text:p>
          </table:table-cell>
          <table:table-cell table:style-name="t7.B3" table:number-rows-spanned="3" office:value-type="string">
            <text:p text:style-name="P26">–</text:p>
          </table:table-cell>
          <table:table-cell table:style-name="t7.B3" table:number-rows-spanned="3" office:value-type="string">
            <text:p text:style-name="P26">–</text:p>
          </table:table-cell>
          <table:table-cell table:style-name="t7.B3" table:number-rows-spanned="3" office:value-type="string">
            <text:p text:style-name="P26">–</text:p>
          </table:table-cell>
          <table:table-cell table:style-name="t7.B3" office:value-type="string">
            <text:p text:style-name="P8">$7-30</text:p>
          </table:table-cell>
          <table:table-cell table:style-name="t7.B3" table:number-rows-spanned="3" office:value-type="string">
            <text:p text:style-name="P8">$7-40</text:p>
          </table:table-cell>
          <table:table-cell table:style-name="t7.B3" table:number-rows-spanned="3" office:value-type="string">
            <text:p text:style-name="P26">–</text:p>
          </table:table-cell>
          <table:table-cell table:style-name="t7.I3" table:number-rows-spanned="3" office:value-type="string">
            <text:p text:style-name="P25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7.B3" office:value-type="string">
            <text:p text:style-name="P8">$7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7.B3" office:value-type="string">
            <text:p text:style-name="P8">$7-32</text:p>
          </table:table-cell>
          <table:covered-table-cell/>
          <table:covered-table-cell/>
          <table:covered-table-cell/>
        </table:table-row>
        <table:table-row>
          <table:table-cell table:style-name="t7.A6" table:number-rows-spanned="3" office:value-type="string">
            <text:p text:style-name="P25">2,5 – 500</text:p>
          </table:table-cell>
          <table:table-cell table:style-name="t7.B6" table:number-rows-spanned="3" office:value-type="string">
            <text:p text:style-name="P26">10</text:p>
          </table:table-cell>
          <table:table-cell table:style-name="t7.B6" table:number-rows-spanned="3" office:value-type="string">
            <text:p text:style-name="P26">100</text:p>
          </table:table-cell>
          <table:table-cell table:style-name="t7.B6" table:number-rows-spanned="3" office:value-type="string">
            <text:p text:style-name="P26">0,866</text:p>
          </table:table-cell>
          <table:table-cell table:style-name="t7.B6" table:number-rows-spanned="3" office:value-type="string">
            <text:p text:style-name="P26">0,785</text:p>
          </table:table-cell>
          <table:table-cell table:style-name="t7.F6" office:value-type="string">
            <text:p text:style-name="P8">$7-50</text:p>
          </table:table-cell>
          <table:table-cell table:style-name="t7.B6" table:number-rows-spanned="3" office:value-type="string">
            <text:p text:style-name="P8">$7-60</text:p>
          </table:table-cell>
          <table:table-cell table:style-name="t7.B6" table:number-rows-spanned="3" office:value-type="string">
            <text:p text:style-name="P26">9,99</text:p>
          </table:table-cell>
          <table:table-cell table:style-name="t7.I6" table:number-rows-spanned="3" office:value-type="string">
            <text:p text:style-name="P25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7.F7" office:value-type="string">
            <text:p text:style-name="P8">$7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7.B6" office:value-type="string">
            <text:p text:style-name="P8">$7-52</text:p>
          </table:table-cell>
          <table:covered-table-cell/>
          <table:covered-table-cell/>
          <table:covered-table-cell/>
        </table:table-row>
      </table:table>
      <table:table table:name="t8" table:style-name="t8">
        <table:table-column table:style-name="t8.A" table:number-columns-repeated="9"/>
        <table:table-row>
          <table:table-cell table:style-name="t8.A1" table:number-columns-spanned="9" office:value-type="string">
            <text:p text:style-name="P23"><text:span text:style-name="T8">Блок детектирования </text:span>нейтронного излучения БДКН-05 № <text:span text:style-name="T8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25">Плотность потока в</text:p>
            <text:p text:style-name="P25"><text:span text:style-name="T5">i</text:span><text:span text:style-name="T10">-ой контроль-ной точке, </text:span><text:span text:style-name="T12">φ</text:span><text:span text:style-name="T15">oi</text:span><text:span text:style-name="T9">, </text:span><text:span text:style-name="T11">с</text:span><text:span text:style-name="T27">-1</text:span><text:span text:style-name="T12">·</text:span><text:span text:style-name="T11">см</text:span><text:span text:style-name="T27">-2</text:span></text:p>
          </table:table-cell>
          <table:table-cell table:style-name="t8.B2" office:value-type="string">
            <text:p text:style-name="P25">№ источника</text:p>
          </table:table-cell>
          <table:table-cell table:style-name="t8.B2" office:value-type="string">
            <text:p text:style-name="P25">Расстояние до источника <text:span text:style-name="T5">r</text:span><text:span text:style-name="T14">0</text:span><text:span text:style-name="T5">, </text:span><text:span text:style-name="T10">см</text:span></text:p>
          </table:table-cell>
          <table:table-cell table:style-name="t8.B2" office:value-type="string">
            <text:p text:style-name="P25">Значение <text:span text:style-name="T10">коэффици-ента</text:span> <text:span text:style-name="T5">b(r</text:span><text:span text:style-name="T14">0</text:span><text:span text:style-name="T5">)</text:span></text:p>
          </table:table-cell>
          <table:table-cell table:style-name="t8.B2" office:value-type="string">
            <text:p text:style-name="P25">Значение коэффициента <text:span text:style-name="T10">К</text:span></text:p>
          </table:table-cell>
          <table:table-cell table:style-name="t8.B2" office:value-type="string">
            <text:p text:style-name="P25">Показания прибора в контроль-ной точке, <text:span text:style-name="T7">N, </text:span><text:span text:style-name="T13">с</text:span><text:span text:style-name="T29">-1</text:span></text:p>
          </table:table-cell>
          <table:table-cell table:style-name="t8.B2" office:value-type="string">
            <text:p text:style-name="P25">Среднее значение показаний <text:span text:style-name="T7">N, </text:span><text:span text:style-name="T13">с</text:span><text:span text:style-name="T29">-1</text:span></text:p>
          </table:table-cell>
          <table:table-cell table:style-name="t8.B2" office:value-type="string">
            <text:p text:style-name="P25">Чувстви-тельность БД, <text:span text:style-name="T5">S, </text:span><text:span text:style-name="T10">имп.</text:span><text:span text:style-name="T12">·см</text:span><text:span text:style-name="T28">2</text:span><text:span text:style-name="T12">/ нейтр.</text:span></text:p>
          </table:table-cell>
          <table:table-cell table:style-name="t8.I2" office:value-type="string">
            <text:p text:style-name="P25">Условие соответ-ствия по ТУ <text:span text:style-name="T30">S</text:span><text:span text:style-name="T16">,</text:span><text:span text:style-name="T31">, имп</text:span><text:span text:style-name="T33">·</text:span><text:span text:style-name="T32">см</text:span><text:span text:style-name="T27">2</text:span><text:span text:style-name="T31">, не менее</text:span></text:p>
          </table:table-cell>
        </table:table-row>
        <table:table-row>
          <table:table-cell table:style-name="t8.A3" table:number-rows-spanned="3" office:value-type="string">
            <text:p text:style-name="P25">фон</text:p>
          </table:table-cell>
          <table:table-cell table:style-name="t8.B3" table:number-rows-spanned="3" office:value-type="string">
            <text:p text:style-name="P26">–</text:p>
          </table:table-cell>
          <table:table-cell table:style-name="t8.B3" table:number-rows-spanned="3" office:value-type="string">
            <text:p text:style-name="P26">–</text:p>
          </table:table-cell>
          <table:table-cell table:style-name="t8.B3" table:number-rows-spanned="3" office:value-type="string">
            <text:p text:style-name="P26">–</text:p>
          </table:table-cell>
          <table:table-cell table:style-name="t8.B3" table:number-rows-spanned="3" office:value-type="string">
            <text:p text:style-name="P26">–</text:p>
          </table:table-cell>
          <table:table-cell table:style-name="t8.B3" office:value-type="string">
            <text:p text:style-name="P8">$8-30</text:p>
          </table:table-cell>
          <table:table-cell table:style-name="t8.B3" table:number-rows-spanned="3" office:value-type="string">
            <text:p text:style-name="P8">$8-40</text:p>
          </table:table-cell>
          <table:table-cell table:style-name="t8.B3" table:number-rows-spanned="3" office:value-type="string">
            <text:p text:style-name="P26">–</text:p>
          </table:table-cell>
          <table:table-cell table:style-name="t8.I3" table:number-rows-spanned="3" office:value-type="string">
            <text:p text:style-name="P25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8.B3" office:value-type="string">
            <text:p text:style-name="P8">$8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8.B3" office:value-type="string">
            <text:p text:style-name="P8">$8-32</text:p>
          </table:table-cell>
          <table:covered-table-cell/>
          <table:covered-table-cell/>
          <table:covered-table-cell/>
        </table:table-row>
        <table:table-row>
          <table:table-cell table:style-name="t8.A6" table:number-rows-spanned="3" office:value-type="string">
            <text:p text:style-name="P25">2,5 – 500</text:p>
          </table:table-cell>
          <table:table-cell table:style-name="t8.B6" table:number-rows-spanned="3" office:value-type="string">
            <text:p text:style-name="P26">10</text:p>
          </table:table-cell>
          <table:table-cell table:style-name="t8.B6" table:number-rows-spanned="3" office:value-type="string">
            <text:p text:style-name="P26">100</text:p>
          </table:table-cell>
          <table:table-cell table:style-name="t8.B6" table:number-rows-spanned="3" office:value-type="string">
            <text:p text:style-name="P26">0,866</text:p>
          </table:table-cell>
          <table:table-cell table:style-name="t8.B6" table:number-rows-spanned="3" office:value-type="string">
            <text:p text:style-name="P26">0,785</text:p>
          </table:table-cell>
          <table:table-cell table:style-name="t8.F6" office:value-type="string">
            <text:p text:style-name="P8">$8-50</text:p>
          </table:table-cell>
          <table:table-cell table:style-name="t8.B6" table:number-rows-spanned="3" office:value-type="string">
            <text:p text:style-name="P8">$8-60</text:p>
          </table:table-cell>
          <table:table-cell table:style-name="t8.B6" table:number-rows-spanned="3" office:value-type="string">
            <text:p text:style-name="P26">9,99</text:p>
          </table:table-cell>
          <table:table-cell table:style-name="t8.I6" table:number-rows-spanned="3" office:value-type="string">
            <text:p text:style-name="P25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8.F7" office:value-type="string">
            <text:p text:style-name="P8">$8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8.B6" office:value-type="string">
            <text:p text:style-name="P8">$8-52</text:p>
          </table:table-cell>
          <table:covered-table-cell/>
          <table:covered-table-cell/>
          <table:covered-table-cell/>
        </table:table-row>
      </table:table>
      <table:table table:name="t9" table:style-name="t9">
        <table:table-column table:style-name="t9.A" table:number-columns-repeated="9"/>
        <text:soft-page-break/>
        <table:table-row>
          <table:table-cell table:style-name="t9.A1" table:number-columns-spanned="9" office:value-type="string">
            <text:p text:style-name="P23"><text:span text:style-name="T8">Блок детектирования </text:span>нейтронного излучения БДКН-05 № <text:span text:style-name="T8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office:value-type="string">
            <text:p text:style-name="P25">Плотность потока в</text:p>
            <text:p text:style-name="P25"><text:span text:style-name="T5">i</text:span><text:span text:style-name="T10">-ой контроль-ной точке, </text:span><text:span text:style-name="T12">φ</text:span><text:span text:style-name="T15">oi</text:span><text:span text:style-name="T9">, </text:span><text:span text:style-name="T11">с</text:span><text:span text:style-name="T27">-1</text:span><text:span text:style-name="T12">·</text:span><text:span text:style-name="T11">см</text:span><text:span text:style-name="T27">-2</text:span></text:p>
          </table:table-cell>
          <table:table-cell table:style-name="t9.B2" office:value-type="string">
            <text:p text:style-name="P25">№ источника</text:p>
          </table:table-cell>
          <table:table-cell table:style-name="t9.B2" office:value-type="string">
            <text:p text:style-name="P25">Расстояние до источника <text:span text:style-name="T5">r</text:span><text:span text:style-name="T14">0</text:span><text:span text:style-name="T5">, </text:span><text:span text:style-name="T10">см</text:span></text:p>
          </table:table-cell>
          <table:table-cell table:style-name="t9.B2" office:value-type="string">
            <text:p text:style-name="P25">Значение <text:span text:style-name="T10">коэффици-ента</text:span> <text:span text:style-name="T5">b(r</text:span><text:span text:style-name="T14">0</text:span><text:span text:style-name="T5">)</text:span></text:p>
          </table:table-cell>
          <table:table-cell table:style-name="t9.B2" office:value-type="string">
            <text:p text:style-name="P25">Значение коэффициента <text:span text:style-name="T10">К</text:span></text:p>
          </table:table-cell>
          <table:table-cell table:style-name="t9.B2" office:value-type="string">
            <text:p text:style-name="P25">Показания прибора в контроль-ной точке, <text:span text:style-name="T7">N, </text:span><text:span text:style-name="T13">с</text:span><text:span text:style-name="T29">-1</text:span></text:p>
          </table:table-cell>
          <table:table-cell table:style-name="t9.B2" office:value-type="string">
            <text:p text:style-name="P25">Среднее значение показаний <text:span text:style-name="T7">N, </text:span><text:span text:style-name="T13">с</text:span><text:span text:style-name="T29">-1</text:span></text:p>
          </table:table-cell>
          <table:table-cell table:style-name="t9.B2" office:value-type="string">
            <text:p text:style-name="P25">Чувстви-тельность БД, <text:span text:style-name="T5">S, </text:span><text:span text:style-name="T10">имп.</text:span><text:span text:style-name="T12">·см</text:span><text:span text:style-name="T28">2</text:span><text:span text:style-name="T12">/ нейтр.</text:span></text:p>
          </table:table-cell>
          <table:table-cell table:style-name="t9.I2" office:value-type="string">
            <text:p text:style-name="P25">Условие соответ-ствия по ТУ <text:span text:style-name="T30">S</text:span><text:span text:style-name="T16">,</text:span><text:span text:style-name="T31">, имп</text:span><text:span text:style-name="T33">·</text:span><text:span text:style-name="T32">см</text:span><text:span text:style-name="T27">2</text:span><text:span text:style-name="T31">, не менее</text:span></text:p>
          </table:table-cell>
        </table:table-row>
        <table:table-row>
          <table:table-cell table:style-name="t9.A3" table:number-rows-spanned="3" office:value-type="string">
            <text:p text:style-name="P25">фон</text:p>
          </table:table-cell>
          <table:table-cell table:style-name="t9.B3" table:number-rows-spanned="3" office:value-type="string">
            <text:p text:style-name="P26">–</text:p>
          </table:table-cell>
          <table:table-cell table:style-name="t9.B3" table:number-rows-spanned="3" office:value-type="string">
            <text:p text:style-name="P26">–</text:p>
          </table:table-cell>
          <table:table-cell table:style-name="t9.B3" table:number-rows-spanned="3" office:value-type="string">
            <text:p text:style-name="P26">–</text:p>
          </table:table-cell>
          <table:table-cell table:style-name="t9.B3" table:number-rows-spanned="3" office:value-type="string">
            <text:p text:style-name="P26">–</text:p>
          </table:table-cell>
          <table:table-cell table:style-name="t9.B3" office:value-type="string">
            <text:p text:style-name="P8">$9-30</text:p>
          </table:table-cell>
          <table:table-cell table:style-name="t9.B3" table:number-rows-spanned="3" office:value-type="string">
            <text:p text:style-name="P8">$9-40</text:p>
          </table:table-cell>
          <table:table-cell table:style-name="t9.B3" table:number-rows-spanned="3" office:value-type="string">
            <text:p text:style-name="P26">–</text:p>
          </table:table-cell>
          <table:table-cell table:style-name="t9.I3" table:number-rows-spanned="3" office:value-type="string">
            <text:p text:style-name="P25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9.B3" office:value-type="string">
            <text:p text:style-name="P8">$9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9.B3" office:value-type="string">
            <text:p text:style-name="P8">$9-32</text:p>
          </table:table-cell>
          <table:covered-table-cell/>
          <table:covered-table-cell/>
          <table:covered-table-cell/>
        </table:table-row>
        <table:table-row>
          <table:table-cell table:style-name="t9.A6" table:number-rows-spanned="3" office:value-type="string">
            <text:p text:style-name="P25">2,5 – 500</text:p>
          </table:table-cell>
          <table:table-cell table:style-name="t9.B6" table:number-rows-spanned="3" office:value-type="string">
            <text:p text:style-name="P26">10</text:p>
          </table:table-cell>
          <table:table-cell table:style-name="t9.B6" table:number-rows-spanned="3" office:value-type="string">
            <text:p text:style-name="P26">100</text:p>
          </table:table-cell>
          <table:table-cell table:style-name="t9.B6" table:number-rows-spanned="3" office:value-type="string">
            <text:p text:style-name="P26">0,866</text:p>
          </table:table-cell>
          <table:table-cell table:style-name="t9.B6" table:number-rows-spanned="3" office:value-type="string">
            <text:p text:style-name="P26">0,785</text:p>
          </table:table-cell>
          <table:table-cell table:style-name="t9.F6" office:value-type="string">
            <text:p text:style-name="P8">$9-50</text:p>
          </table:table-cell>
          <table:table-cell table:style-name="t9.B6" table:number-rows-spanned="3" office:value-type="string">
            <text:p text:style-name="P8">$9-60</text:p>
          </table:table-cell>
          <table:table-cell table:style-name="t9.B6" table:number-rows-spanned="3" office:value-type="string">
            <text:p text:style-name="P26">9,99</text:p>
          </table:table-cell>
          <table:table-cell table:style-name="t9.I6" table:number-rows-spanned="3" office:value-type="string">
            <text:p text:style-name="P25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9.F7" office:value-type="string">
            <text:p text:style-name="P8">$9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9.B6" office:value-type="string">
            <text:p text:style-name="P8">$9-52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 table:number-columns-repeated="9"/>
        <table:table-row>
          <table:table-cell table:style-name="t10.A1" table:number-columns-spanned="9" office:value-type="string">
            <text:p text:style-name="P23"><text:span text:style-name="T8">Блок детектирования </text:span>нейтронного излучения БДКН-05 № <text:span text:style-name="T8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office:value-type="string">
            <text:p text:style-name="P25">Плотность потока в</text:p>
            <text:p text:style-name="P25"><text:span text:style-name="T5">i</text:span><text:span text:style-name="T10">-ой контроль-ной точке, </text:span><text:span text:style-name="T12">φ</text:span><text:span text:style-name="T15">oi</text:span><text:span text:style-name="T9">, </text:span><text:span text:style-name="T11">с</text:span><text:span text:style-name="T27">-1</text:span><text:span text:style-name="T12">·</text:span><text:span text:style-name="T11">см</text:span><text:span text:style-name="T27">-2</text:span></text:p>
          </table:table-cell>
          <table:table-cell table:style-name="t10.B2" office:value-type="string">
            <text:p text:style-name="P25">№ источника</text:p>
          </table:table-cell>
          <table:table-cell table:style-name="t10.B2" office:value-type="string">
            <text:p text:style-name="P25">Расстояние до источника <text:span text:style-name="T5">r</text:span><text:span text:style-name="T14">0</text:span><text:span text:style-name="T5">, </text:span><text:span text:style-name="T10">см</text:span></text:p>
          </table:table-cell>
          <table:table-cell table:style-name="t10.B2" office:value-type="string">
            <text:p text:style-name="P25">Значение <text:span text:style-name="T10">коэффици-ента</text:span> <text:span text:style-name="T5">b(r</text:span><text:span text:style-name="T14">0</text:span><text:span text:style-name="T5">)</text:span></text:p>
          </table:table-cell>
          <table:table-cell table:style-name="t10.B2" office:value-type="string">
            <text:p text:style-name="P25">Значение коэффициента <text:span text:style-name="T10">К</text:span></text:p>
          </table:table-cell>
          <table:table-cell table:style-name="t10.B2" office:value-type="string">
            <text:p text:style-name="P25">Показания прибора в контроль-ной точке, <text:span text:style-name="T7">N, </text:span><text:span text:style-name="T13">с</text:span><text:span text:style-name="T29">-1</text:span></text:p>
          </table:table-cell>
          <table:table-cell table:style-name="t10.B2" office:value-type="string">
            <text:p text:style-name="P25">Среднее значение показаний <text:span text:style-name="T7">N, </text:span><text:span text:style-name="T13">с</text:span><text:span text:style-name="T29">-1</text:span></text:p>
          </table:table-cell>
          <table:table-cell table:style-name="t10.B2" office:value-type="string">
            <text:p text:style-name="P25">Чувстви-тельность БД, <text:span text:style-name="T5">S, </text:span><text:span text:style-name="T10">имп.</text:span><text:span text:style-name="T12">·см</text:span><text:span text:style-name="T28">2</text:span><text:span text:style-name="T12">/ нейтр.</text:span></text:p>
          </table:table-cell>
          <table:table-cell table:style-name="t10.I2" office:value-type="string">
            <text:p text:style-name="P25">Условие соответ-ствия по ТУ <text:span text:style-name="T30">S</text:span><text:span text:style-name="T16">,</text:span><text:span text:style-name="T31">, имп</text:span><text:span text:style-name="T33">·</text:span><text:span text:style-name="T32">см</text:span><text:span text:style-name="T27">2</text:span><text:span text:style-name="T31">, не менее</text:span></text:p>
          </table:table-cell>
        </table:table-row>
        <table:table-row>
          <table:table-cell table:style-name="t10.A3" table:number-rows-spanned="3" office:value-type="string">
            <text:p text:style-name="P25">фон</text:p>
          </table:table-cell>
          <table:table-cell table:style-name="t10.B3" table:number-rows-spanned="3" office:value-type="string">
            <text:p text:style-name="P26">–</text:p>
          </table:table-cell>
          <table:table-cell table:style-name="t10.B3" table:number-rows-spanned="3" office:value-type="string">
            <text:p text:style-name="P26">–</text:p>
          </table:table-cell>
          <table:table-cell table:style-name="t10.B3" table:number-rows-spanned="3" office:value-type="string">
            <text:p text:style-name="P26">–</text:p>
          </table:table-cell>
          <table:table-cell table:style-name="t10.B3" table:number-rows-spanned="3" office:value-type="string">
            <text:p text:style-name="P26">–</text:p>
          </table:table-cell>
          <table:table-cell table:style-name="t10.B3" office:value-type="string">
            <text:p text:style-name="P8">$10-30</text:p>
          </table:table-cell>
          <table:table-cell table:style-name="t10.B3" table:number-rows-spanned="3" office:value-type="string">
            <text:p text:style-name="P8">$10-40</text:p>
          </table:table-cell>
          <table:table-cell table:style-name="t10.B3" table:number-rows-spanned="3" office:value-type="string">
            <text:p text:style-name="P26">–</text:p>
          </table:table-cell>
          <table:table-cell table:style-name="t10.I3" table:number-rows-spanned="3" office:value-type="string">
            <text:p text:style-name="P25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0.B3" office:value-type="string">
            <text:p text:style-name="P8">$10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0.B3" office:value-type="string">
            <text:p text:style-name="P8">$10-32</text:p>
          </table:table-cell>
          <table:covered-table-cell/>
          <table:covered-table-cell/>
          <table:covered-table-cell/>
        </table:table-row>
        <table:table-row>
          <table:table-cell table:style-name="t10.A6" table:number-rows-spanned="3" office:value-type="string">
            <text:p text:style-name="P25">2,5 – 500</text:p>
          </table:table-cell>
          <table:table-cell table:style-name="t10.B6" table:number-rows-spanned="3" office:value-type="string">
            <text:p text:style-name="P26">10</text:p>
          </table:table-cell>
          <table:table-cell table:style-name="t10.B6" table:number-rows-spanned="3" office:value-type="string">
            <text:p text:style-name="P26">100</text:p>
          </table:table-cell>
          <table:table-cell table:style-name="t10.B6" table:number-rows-spanned="3" office:value-type="string">
            <text:p text:style-name="P26">0,866</text:p>
          </table:table-cell>
          <table:table-cell table:style-name="t10.B6" table:number-rows-spanned="3" office:value-type="string">
            <text:p text:style-name="P26">0,785</text:p>
          </table:table-cell>
          <table:table-cell table:style-name="t10.F6" office:value-type="string">
            <text:p text:style-name="P8">$10-50</text:p>
          </table:table-cell>
          <table:table-cell table:style-name="t10.B6" table:number-rows-spanned="3" office:value-type="string">
            <text:p text:style-name="P8">$10-60</text:p>
          </table:table-cell>
          <table:table-cell table:style-name="t10.B6" table:number-rows-spanned="3" office:value-type="string">
            <text:p text:style-name="P26">9,99</text:p>
          </table:table-cell>
          <table:table-cell table:style-name="t10.I6" table:number-rows-spanned="3" office:value-type="string">
            <text:p text:style-name="P25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0.F7" office:value-type="string">
            <text:p text:style-name="P8">$10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10.B6" office:value-type="string">
            <text:p text:style-name="P8">$10-52</text:p>
          </table:table-cell>
          <table:covered-table-cell/>
          <table:covered-table-cell/>
          <table:covered-table-cell/>
        </table:table-row>
      </table:table>
      <text:p text:style-name="P28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10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10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6" office:value-type="string">
            <text:p text:style-name="P5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047in" fo:margin-bottom="0.165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091in" fo:margin-bottom="0.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8T11:59:31.38</dc:date>
    <meta:editing-duration>P3DT2H30M47S</meta:editing-duration>
    <meta:editing-cycles>342</meta:editing-cycles>
    <meta:generator>OpenOffice/4.1.6$Win32 OpenOffice.org_project/416m1$Build-9790</meta:generator>
    <meta:document-statistic meta:table-count="21" meta:image-count="0" meta:object-count="0" meta:page-count="5" meta:paragraph-count="456" meta:word-count="1214" meta:character-count="7916"/>
  </office:meta>
</office:document-meta>
</file>